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αριαλ" svg:font-family="αριαλ"/>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language="el" fo:country="GR" fo:font-weight="bold" officeooo:rsid="0017f4c2" officeooo:paragraph-rsid="0017f4c2" style:font-size-asian="12pt" style:font-weight-asian="bold" style:font-size-complex="12pt" style:font-weight-complex="bold"/>
    </style:style>
    <style:style style:name="P2" style:family="paragraph" style:parent-style-name="Standard">
      <style:text-properties style:font-name="arial" fo:font-size="12pt" fo:language="el" fo:country="GR" fo:font-weight="bold" officeooo:rsid="001853e2" officeooo:paragraph-rsid="0018c98f" style:font-size-asian="12pt" style:font-weight-asian="bold" style:font-size-complex="12pt" style:font-weight-complex="bold"/>
    </style:style>
    <style:style style:name="P3" style:family="paragraph" style:parent-style-name="Standard">
      <style:text-properties style:font-name="arial" fo:font-size="12pt" fo:language="el" fo:country="GR" fo:font-weight="bold" officeooo:rsid="002fb572" officeooo:paragraph-rsid="002fb572" style:font-size-asian="12pt" style:font-weight-asian="bold" style:font-size-complex="12pt" style:font-weight-complex="bold"/>
    </style:style>
    <style:style style:name="P4" style:family="paragraph" style:parent-style-name="Standard">
      <style:text-properties style:font-name="arial" fo:font-size="12pt" fo:language="el" fo:country="GR" officeooo:rsid="0017f4c2" officeooo:paragraph-rsid="0017f4c2" style:font-size-asian="12pt" style:font-size-complex="12pt"/>
    </style:style>
    <style:style style:name="P5" style:family="paragraph" style:parent-style-name="Standard">
      <style:text-properties style:font-name="arial" fo:font-size="12pt" fo:language="el" fo:country="GR" officeooo:rsid="001853e2" officeooo:paragraph-rsid="001853e2" style:font-size-asian="12pt" style:font-size-complex="12pt"/>
    </style:style>
    <style:style style:name="P6" style:family="paragraph" style:parent-style-name="Standard">
      <style:text-properties style:font-name="arial" fo:font-size="12pt" fo:language="el" fo:country="GR" officeooo:rsid="001853e2" officeooo:paragraph-rsid="0018c98f" style:font-size-asian="12pt" style:font-size-complex="12pt"/>
    </style:style>
    <style:style style:name="P7" style:family="paragraph" style:parent-style-name="Standard">
      <style:text-properties style:font-name="arial" fo:font-size="12pt" fo:language="el" fo:country="GR" officeooo:rsid="0018c98f" officeooo:paragraph-rsid="0018c98f" style:font-size-asian="12pt" style:font-size-complex="12pt"/>
    </style:style>
    <style:style style:name="P8" style:family="paragraph" style:parent-style-name="Standard">
      <style:text-properties style:font-name="arial" fo:font-size="12pt" fo:language="el" fo:country="GR" officeooo:rsid="001cc124" officeooo:paragraph-rsid="001cc124" style:font-size-asian="12pt" style:font-size-complex="12pt"/>
    </style:style>
    <style:style style:name="P9" style:family="paragraph" style:parent-style-name="Standard">
      <style:text-properties style:font-name="arial" fo:font-size="12pt" fo:language="el" fo:country="GR" officeooo:rsid="001d7c68" officeooo:paragraph-rsid="001d7c68" style:font-size-asian="12pt" style:font-size-complex="12pt"/>
    </style:style>
    <style:style style:name="P10" style:family="paragraph" style:parent-style-name="Standard">
      <style:text-properties style:font-name="arial" fo:font-size="12pt" fo:language="el" fo:country="GR" officeooo:rsid="001f5b2a" officeooo:paragraph-rsid="001f5b2a" style:font-size-asian="12pt" style:font-size-complex="12pt"/>
    </style:style>
    <style:style style:name="P11" style:family="paragraph" style:parent-style-name="Standard">
      <style:text-properties style:font-name="arial" fo:font-size="12pt" fo:language="el" fo:country="GR" officeooo:rsid="001f5b2a" officeooo:paragraph-rsid="00252ccd" style:font-size-asian="12pt" style:font-size-complex="12pt"/>
    </style:style>
    <style:style style:name="P12" style:family="paragraph" style:parent-style-name="Standard">
      <style:text-properties style:font-name="arial" fo:font-size="12pt" fo:language="el" fo:country="GR" officeooo:rsid="001f5b2a" officeooo:paragraph-rsid="0028fc17" style:font-size-asian="12pt" style:font-size-complex="12pt"/>
    </style:style>
    <style:style style:name="P13" style:family="paragraph" style:parent-style-name="Standard">
      <style:text-properties style:font-name="arial" fo:font-size="12pt" fo:language="el" fo:country="GR" officeooo:rsid="00208e8d" officeooo:paragraph-rsid="00208e8d" style:font-size-asian="12pt" style:font-size-complex="12pt"/>
    </style:style>
    <style:style style:name="P14" style:family="paragraph" style:parent-style-name="Standard">
      <style:text-properties style:font-name="arial" fo:font-size="12pt" fo:language="el" fo:country="GR" officeooo:rsid="002fb572" officeooo:paragraph-rsid="002fb572" style:font-size-asian="12pt" style:font-size-complex="12pt"/>
    </style:style>
    <style:style style:name="P15" style:family="paragraph" style:parent-style-name="Standard">
      <style:text-properties style:font-name="arial" fo:font-size="12pt" fo:language="el" fo:country="GR" officeooo:rsid="0039f57b" officeooo:paragraph-rsid="0039f57b" style:font-size-asian="12pt" style:font-size-complex="12pt"/>
    </style:style>
    <style:style style:name="P16" style:family="paragraph" style:parent-style-name="Standard">
      <style:text-properties style:font-name="arial" fo:font-size="12pt" fo:language="el" fo:country="GR" style:text-underline-style="solid" style:text-underline-width="auto" style:text-underline-color="font-color" officeooo:rsid="003175d6" officeooo:paragraph-rsid="003175d6" style:font-size-asian="12pt" style:font-size-complex="12pt"/>
    </style:style>
    <style:style style:name="P17" style:family="paragraph" style:parent-style-name="Standard">
      <style:text-properties style:font-name="arial" fo:font-size="12pt" fo:language="el" fo:country="GR" fo:font-weight="normal" officeooo:paragraph-rsid="0041bd9e" style:font-size-asian="12pt" style:font-weight-asian="normal" style:font-size-complex="12pt" style:font-weight-complex="normal"/>
    </style:style>
    <style:style style:name="P18" style:family="paragraph" style:parent-style-name="Standard">
      <style:text-properties style:font-name="arial" fo:font-size="12pt" fo:language="el" fo:country="GR" style:text-underline-style="none" fo:font-weight="normal" officeooo:rsid="00662a53" officeooo:paragraph-rsid="00662a53" style:font-size-asian="12pt" style:font-weight-asian="normal" style:font-size-complex="12pt" style:font-weight-complex="normal"/>
    </style:style>
    <style:style style:name="P19" style:family="paragraph" style:parent-style-name="Standard">
      <style:text-properties style:font-name="arial" fo:font-size="12pt" fo:language="el" fo:country="GR" style:text-underline-style="none" fo:font-weight="normal" officeooo:rsid="00662a53" officeooo:paragraph-rsid="006d94e7" style:font-size-asian="12pt" style:font-weight-asian="normal" style:font-size-complex="12pt" style:font-weight-complex="normal"/>
    </style:style>
    <style:style style:name="P20" style:family="paragraph" style:parent-style-name="Standard">
      <style:text-properties style:font-name="arial" fo:font-size="12pt" fo:language="el" fo:country="GR" style:text-underline-style="none" fo:font-weight="normal" officeooo:rsid="00662a53" officeooo:paragraph-rsid="0070b727" style:font-size-asian="12pt" style:font-weight-asian="normal" style:font-size-complex="12pt" style:font-weight-complex="normal"/>
    </style:style>
    <style:style style:name="P21" style:family="paragraph" style:parent-style-name="Standard">
      <style:text-properties style:font-name="arial" fo:font-size="12pt" officeooo:paragraph-rsid="00208e8d" style:font-size-asian="12pt" style:font-size-complex="12pt"/>
    </style:style>
    <style:style style:name="P22" style:family="paragraph" style:parent-style-name="Standard">
      <style:text-properties style:font-name="arial" fo:font-size="12pt" officeooo:paragraph-rsid="0041bd9e" style:font-size-asian="12pt" style:font-size-complex="12pt"/>
    </style:style>
    <style:style style:name="P23" style:family="paragraph" style:parent-style-name="Standard">
      <style:text-properties style:font-name="arial" fo:font-size="12pt" fo:language="en" fo:country="US" fo:font-weight="normal" officeooo:rsid="002fb572" officeooo:paragraph-rsid="0041bd9e" style:font-size-asian="12pt" style:font-weight-asian="normal" style:font-size-complex="12pt" style:font-weight-complex="normal"/>
    </style:style>
    <style:style style:name="P24" style:family="paragraph" style:parent-style-name="Standard">
      <style:text-properties style:text-position="0% 100%" fo:language="en" fo:country="US" style:text-underline-style="none" fo:font-weight="normal" officeooo:paragraph-rsid="0083cc42" style:font-weight-asian="normal" style:font-weight-complex="normal"/>
    </style:style>
    <style:style style:name="P25" style:family="paragraph" style:parent-style-name="Standard">
      <style:text-properties style:text-position="0% 100%" fo:language="en" fo:country="US" style:text-underline-style="none" fo:font-weight="normal" officeooo:paragraph-rsid="0079dedb" style:font-weight-asian="normal" style:font-weight-complex="normal"/>
    </style:style>
    <style:style style:name="P26" style:family="paragraph" style:parent-style-name="Standard">
      <style:text-properties style:text-position="0% 100%" style:font-name="arial" fo:font-size="12pt" fo:language="el" fo:country="GR" style:text-underline-style="none" fo:font-weight="normal" officeooo:rsid="0089096a" officeooo:paragraph-rsid="0089096a" style:font-size-asian="12pt" style:font-weight-asian="normal" style:font-size-complex="12pt" style:font-weight-complex="normal"/>
    </style:style>
    <style:style style:name="P27" style:family="paragraph" style:parent-style-name="Standard">
      <style:text-properties style:text-position="0% 100%" style:font-name="arial" fo:font-size="12pt" fo:language="el" fo:country="GR" style:text-underline-style="none" fo:font-weight="normal" officeooo:rsid="008b8b71" officeooo:paragraph-rsid="008b8b71" style:font-size-asian="12pt" style:font-weight-asian="normal" style:font-size-complex="12pt" style:font-weight-complex="normal"/>
    </style:style>
    <style:style style:name="P28" style:family="paragraph" style:parent-style-name="Standard">
      <style:text-properties officeooo:paragraph-rsid="0071df74"/>
    </style:style>
    <style:style style:name="P29" style:family="paragraph" style:parent-style-name="Standard">
      <style:text-properties officeooo:rsid="0073b9f0" officeooo:paragraph-rsid="0079dedb"/>
    </style:style>
    <style:style style:name="P30" style:family="paragraph" style:parent-style-name="Standard">
      <style:text-properties officeooo:paragraph-rsid="008d5eb9"/>
    </style:style>
    <style:style style:name="P31" style:family="paragraph" style:parent-style-name="Standard">
      <style:text-properties officeooo:paragraph-rsid="0095eb68"/>
    </style:style>
    <style:style style:name="P32" style:family="paragraph" style:parent-style-name="Standard">
      <style:paragraph-properties fo:break-before="page"/>
      <style:text-properties style:font-name="arial" fo:font-size="12pt" fo:language="el" fo:country="GR" fo:font-weight="bold" officeooo:rsid="002fb572" officeooo:paragraph-rsid="002fb572" style:font-size-asian="12pt" style:font-weight-asian="bold" style:font-size-complex="12pt" style:font-weight-complex="bold"/>
    </style:style>
    <style:style style:name="P33" style:family="paragraph" style:parent-style-name="Standard">
      <style:paragraph-properties fo:break-before="page"/>
      <style:text-properties style:font-name="arial" fo:font-size="12pt" fo:language="el" fo:country="GR" style:text-underline-style="none" fo:font-weight="bold" officeooo:rsid="00662a53" officeooo:paragraph-rsid="00662a53" style:font-size-asian="12pt" style:font-weight-asian="bold" style:font-size-complex="12pt" style:font-weight-complex="bold"/>
    </style:style>
    <style:style style:name="P34" style:family="paragraph" style:parent-style-name="Standard">
      <style:paragraph-properties fo:break-before="page"/>
      <style:text-properties fo:font-weight="bold" officeooo:paragraph-rsid="008d5eb9" style:font-weight-asian="bold" style:font-weight-complex="bold"/>
    </style:style>
    <style:style style:name="P35" style:family="paragraph" style:parent-style-name="Standard">
      <style:paragraph-properties fo:margin-top="0.1665in" fo:margin-bottom="0.1665in" loext:contextual-spacing="true" fo:text-align="start" style:justify-single-word="false"/>
      <style:text-properties fo:font-size="11pt" fo:language="el" fo:country="GR" officeooo:rsid="0019a223" officeooo:paragraph-rsid="00c44dc0" style:font-size-asian="9.60000038146973pt" style:font-size-complex="11pt"/>
    </style:style>
    <style:style style:name="P36"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1194b1" officeooo:paragraph-rsid="0043fd88" style:font-size-asian="12pt" style:font-size-complex="12pt"/>
    </style:style>
    <style:style style:name="P37"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129ed6" officeooo:paragraph-rsid="0048e66e" style:font-size-asian="12pt" style:font-size-complex="12pt"/>
    </style:style>
    <style:style style:name="P38"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129ed6" officeooo:paragraph-rsid="004a12fd" style:font-size-asian="12pt" style:font-size-complex="12pt"/>
    </style:style>
    <style:style style:name="P39"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129ed6" officeooo:paragraph-rsid="004bb14f" style:font-size-asian="12pt" style:font-size-complex="12pt"/>
    </style:style>
    <style:style style:name="P40"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4ce511" officeooo:paragraph-rsid="004ce511" style:font-size-asian="12pt" style:font-size-complex="12pt"/>
    </style:style>
    <style:style style:name="P41"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4eafbf" officeooo:paragraph-rsid="004eafbf" style:font-size-asian="12pt" style:font-size-complex="12pt"/>
    </style:style>
    <style:style style:name="P42"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4eafbf" officeooo:paragraph-rsid="00557c72" style:font-size-asian="12pt" style:font-size-complex="12pt"/>
    </style:style>
    <style:style style:name="P43"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52d771" officeooo:paragraph-rsid="004eafbf" style:font-size-asian="12pt" style:font-size-complex="12pt"/>
    </style:style>
    <style:style style:name="P44"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c44dc0" officeooo:paragraph-rsid="00c732bf" style:font-size-asian="12pt" style:font-size-complex="12pt"/>
    </style:style>
    <style:style style:name="P45"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c8b51a" officeooo:paragraph-rsid="00c8b51a" style:font-size-asian="12pt" style:font-size-complex="12pt"/>
    </style:style>
    <style:style style:name="P46"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c95119" officeooo:paragraph-rsid="00c95119" style:font-size-asian="12pt" style:font-size-complex="12pt"/>
    </style:style>
    <style:style style:name="P47" style:family="paragraph" style:parent-style-name="Standard">
      <style:paragraph-properties fo:margin-top="0.1665in" fo:margin-bottom="0.1665in" loext:contextual-spacing="true" fo:text-align="start" style:justify-single-word="false"/>
      <style:text-properties style:font-name="arial" fo:font-size="12pt" fo:language="el" fo:country="GR" officeooo:rsid="00cb4b92" officeooo:paragraph-rsid="00cb4b92" style:font-size-asian="12pt" style:font-size-complex="12pt"/>
    </style:style>
    <style:style style:name="P48" style:family="paragraph" style:parent-style-name="Standard">
      <style:paragraph-properties fo:margin-top="0.1665in" fo:margin-bottom="0.1665in" loext:contextual-spacing="true" fo:text-align="start" style:justify-single-word="false"/>
      <style:text-properties style:font-name="arial" fo:font-size="12pt" fo:language="el" fo:country="GR" fo:font-weight="normal" officeooo:rsid="005c90df" officeooo:paragraph-rsid="005c90df" style:font-size-asian="12pt" style:font-weight-asian="normal" style:font-size-complex="12pt" style:font-weight-complex="normal"/>
    </style:style>
    <style:style style:name="P49" style:family="paragraph" style:parent-style-name="Standard">
      <style:paragraph-properties fo:margin-top="0.1665in" fo:margin-bottom="0.1665in" loext:contextual-spacing="true" fo:text-align="start" style:justify-single-word="false"/>
      <style:text-properties style:font-name="arial" fo:font-size="12pt" fo:language="el" fo:country="GR" fo:font-weight="normal" officeooo:rsid="005fdce2" officeooo:paragraph-rsid="005fdce2" style:font-size-asian="12pt" style:font-weight-asian="normal" style:font-size-complex="12pt" style:font-weight-complex="normal"/>
    </style:style>
    <style:style style:name="P50" style:family="paragraph" style:parent-style-name="Standard">
      <style:paragraph-properties fo:margin-top="0.1665in" fo:margin-bottom="0.1665in" loext:contextual-spacing="true" fo:text-align="start" style:justify-single-word="false"/>
      <style:text-properties style:font-name="arial" fo:font-size="12pt" fo:language="el" fo:country="GR" fo:font-weight="normal" officeooo:rsid="0064c958" officeooo:paragraph-rsid="0064c958" style:font-size-asian="12pt" style:font-weight-asian="normal" style:font-size-complex="12pt" style:font-weight-complex="normal"/>
    </style:style>
    <style:style style:name="P51" style:family="paragraph" style:parent-style-name="Standard">
      <style:paragraph-properties fo:margin-top="0.1665in" fo:margin-bottom="0.1665in" loext:contextual-spacing="true" fo:text-align="start" style:justify-single-word="false"/>
      <style:text-properties style:font-name="arial" fo:font-size="12pt" fo:language="en" fo:country="US" officeooo:rsid="00129ed6" officeooo:paragraph-rsid="0043fd88" style:font-size-asian="12pt" style:font-size-complex="12pt"/>
    </style:style>
    <style:style style:name="P52" style:family="paragraph" style:parent-style-name="Standard">
      <style:paragraph-properties fo:margin-top="0.1665in" fo:margin-bottom="0.1665in" loext:contextual-spacing="true" fo:text-align="start" style:justify-single-word="false"/>
      <style:text-properties style:font-name="arial" fo:font-size="12pt" fo:language="en" fo:country="US" officeooo:rsid="00129ed6" officeooo:paragraph-rsid="00480f1b" style:font-size-asian="12pt" style:font-size-complex="12pt"/>
    </style:style>
    <style:style style:name="P53" style:family="paragraph" style:parent-style-name="Standard">
      <style:paragraph-properties fo:margin-top="0.1665in" fo:margin-bottom="0.1665in" loext:contextual-spacing="true" fo:text-align="start" style:justify-single-word="false"/>
      <style:text-properties style:font-name="arial" fo:font-size="12pt" fo:language="en" fo:country="US" officeooo:rsid="00129ed6" officeooo:paragraph-rsid="0048201d" style:font-size-asian="12pt" style:font-size-complex="12pt"/>
    </style:style>
    <style:style style:name="P54" style:family="paragraph" style:parent-style-name="Standard">
      <style:paragraph-properties fo:margin-top="0.1665in" fo:margin-bottom="0.1665in" loext:contextual-spacing="true" fo:text-align="start" style:justify-single-word="false"/>
      <style:text-properties officeooo:paragraph-rsid="004eafbf"/>
    </style:style>
    <style:style style:name="P55" style:family="paragraph" style:parent-style-name="Standard">
      <style:paragraph-properties fo:margin-top="0.1665in" fo:margin-bottom="0.1665in" loext:contextual-spacing="true" fo:text-align="start" style:justify-single-word="false"/>
      <style:text-properties officeooo:paragraph-rsid="00a759b5"/>
    </style:style>
    <style:style style:name="P56" style:family="paragraph" style:parent-style-name="Standard">
      <style:paragraph-properties fo:margin-top="0.1665in" fo:margin-bottom="0.1665in" loext:contextual-spacing="true" fo:text-align="start" style:justify-single-word="false"/>
      <style:text-properties officeooo:paragraph-rsid="00cb4b92"/>
    </style:style>
    <style:style style:name="P57" style:family="paragraph" style:parent-style-name="Standard">
      <style:paragraph-properties fo:margin-top="0.1665in" fo:margin-bottom="0.1665in" loext:contextual-spacing="true" fo:text-align="start" style:justify-single-word="false"/>
      <style:text-properties fo:language="el" fo:country="GR" officeooo:rsid="002b8385" officeooo:paragraph-rsid="00a759b5"/>
    </style:style>
    <style:style style:name="P58" style:family="paragraph" style:parent-style-name="Standard">
      <style:paragraph-properties fo:margin-top="0.1665in" fo:margin-bottom="0.1665in" loext:contextual-spacing="true" fo:text-align="start" style:justify-single-word="false"/>
      <style:text-properties officeooo:rsid="005408a4" officeooo:paragraph-rsid="005408a4"/>
    </style:style>
    <style:style style:name="P59" style:family="paragraph" style:parent-style-name="Standard">
      <style:paragraph-properties fo:margin-top="0.1665in" fo:margin-bottom="0.1665in" loext:contextual-spacing="true" fo:text-align="start" style:justify-single-word="false"/>
      <style:text-properties officeooo:rsid="005408a4" officeooo:paragraph-rsid="0056c264"/>
    </style:style>
    <style:style style:name="P60" style:family="paragraph" style:parent-style-name="Standard">
      <style:paragraph-properties fo:margin-top="0.1665in" fo:margin-bottom="0.1665in" loext:contextual-spacing="true" fo:text-align="start" style:justify-single-word="false"/>
      <style:text-properties officeooo:rsid="0056c264" officeooo:paragraph-rsid="0056c264"/>
    </style:style>
    <style:style style:name="P61" style:family="paragraph" style:parent-style-name="Standard">
      <style:paragraph-properties fo:margin-top="0.1665in" fo:margin-bottom="0.1665in" loext:contextual-spacing="true" fo:text-align="start" style:justify-single-word="false"/>
      <style:text-properties officeooo:rsid="0058dc2f" officeooo:paragraph-rsid="0058dc2f"/>
    </style:style>
    <style:style style:name="P62" style:family="paragraph" style:parent-style-name="Standard">
      <style:paragraph-properties fo:margin-top="0.1665in" fo:margin-bottom="0.1665in" loext:contextual-spacing="true" fo:text-align="start" style:justify-single-word="false"/>
      <style:text-properties style:text-position="0% 100%" fo:font-size="11pt" fo:language="el" fo:country="GR" style:text-underline-style="none" fo:font-weight="normal" officeooo:rsid="0019a223" officeooo:paragraph-rsid="00c44dc0" style:font-size-asian="9.60000038146973pt" style:font-weight-asian="normal" style:font-size-complex="11pt" style:font-weight-complex="normal"/>
    </style:style>
    <style:style style:name="P63" style:family="paragraph" style:parent-style-name="Standard">
      <style:paragraph-properties fo:margin-top="0.1665in" fo:margin-bottom="0.1665in" loext:contextual-spacing="true" fo:text-align="start" style:justify-single-word="false"/>
      <style:text-properties style:text-position="0% 100%" fo:font-size="11pt" fo:language="el" fo:country="GR" style:text-underline-style="none" fo:font-weight="normal" officeooo:rsid="001b50bd" officeooo:paragraph-rsid="00c44dc0" style:font-size-asian="9.60000038146973pt" style:font-weight-asian="normal" style:font-size-complex="11pt" style:font-weight-complex="normal"/>
    </style:style>
    <style:style style:name="P64" style:family="paragraph" style:parent-style-name="Standard">
      <style:paragraph-properties fo:margin-top="0.1665in" fo:margin-bottom="0.1665in" loext:contextual-spacing="true" fo:text-align="start" style:justify-single-word="false"/>
      <style:text-properties style:text-position="0% 100%" style:font-name="arial" fo:font-size="12pt" fo:language="en" fo:country="US" style:text-underline-style="none" fo:font-weight="normal" officeooo:rsid="002aebd9" officeooo:paragraph-rsid="00a759b5" style:font-size-asian="12pt" style:font-weight-asian="normal" style:font-size-complex="12pt" style:font-weight-complex="normal"/>
    </style:style>
    <style:style style:name="P65" style:family="paragraph" style:parent-style-name="Standard">
      <style:paragraph-properties fo:margin-top="0.1665in" fo:margin-bottom="0.1665in" loext:contextual-spacing="true" fo:text-align="start" style:justify-single-word="false"/>
      <style:text-properties style:text-position="0% 100%" style:font-name="arial" fo:font-size="12pt" fo:language="el" fo:country="GR" style:text-underline-style="none" fo:font-weight="normal" officeooo:rsid="002a5e8a" officeooo:paragraph-rsid="00a759b5" style:font-size-asian="12pt" style:font-weight-asian="normal" style:font-size-complex="12pt" style:font-weight-complex="normal"/>
    </style:style>
    <style:style style:name="P66" style:family="paragraph" style:parent-style-name="Standard">
      <style:paragraph-properties fo:margin-top="0.1665in" fo:margin-bottom="0.1665in" loext:contextual-spacing="true" fo:text-align="start" style:justify-single-word="false"/>
      <style:text-properties style:text-position="0% 100%" style:font-name="arial" fo:font-size="12pt" fo:language="el" fo:country="GR" style:text-underline-style="none" fo:font-weight="normal" officeooo:rsid="002b8385" officeooo:paragraph-rsid="00a759b5" style:font-size-asian="12pt" style:font-weight-asian="normal" style:font-size-complex="12pt" style:font-weight-complex="normal"/>
    </style:style>
    <style:style style:name="P67" style:family="paragraph" style:parent-style-name="Standard">
      <style:paragraph-properties fo:margin-top="0.1665in" fo:margin-bottom="0.1665in" loext:contextual-spacing="true" fo:text-align="start" style:justify-single-word="false" fo:break-before="page"/>
      <style:text-properties style:font-name="arial" fo:font-size="12pt" fo:language="el" fo:country="GR" fo:font-weight="bold" officeooo:rsid="004eafbf" officeooo:paragraph-rsid="004eafbf" style:font-size-asian="12pt" style:font-weight-asian="bold" style:font-size-complex="12pt" style:font-weight-complex="bold"/>
    </style:style>
    <style:style style:name="T1" style:family="text">
      <style:text-properties officeooo:rsid="0018c98f"/>
    </style:style>
    <style:style style:name="T2" style:family="text">
      <style:text-properties officeooo:rsid="001a2d94"/>
    </style:style>
    <style:style style:name="T3" style:family="text">
      <style:text-properties officeooo:rsid="00208e8d"/>
    </style:style>
    <style:style style:name="T4" style:family="text">
      <style:text-properties fo:language="en" fo:country="US"/>
    </style:style>
    <style:style style:name="T5" style:family="text">
      <style:text-properties fo:language="en" fo:country="US" officeooo:rsid="002fb572"/>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138e41"/>
    </style:style>
    <style:style style:name="T8" style:family="text">
      <style:text-properties fo:language="en" fo:country="US" officeooo:rsid="0048e66e"/>
    </style:style>
    <style:style style:name="T9" style:family="text">
      <style:text-properties fo:language="en" fo:country="US" officeooo:rsid="004bb14f"/>
    </style:style>
    <style:style style:name="T10" style:family="text">
      <style:text-properties fo:language="en" fo:country="US" officeooo:rsid="002aebd9"/>
    </style:style>
    <style:style style:name="T11" style:family="text">
      <style:text-properties fo:language="en" fo:country="US" officeooo:rsid="004e2698"/>
    </style:style>
    <style:style style:name="T12" style:family="text">
      <style:text-properties fo:language="en" fo:country="US" officeooo:rsid="001b50bd"/>
    </style:style>
    <style:style style:name="T13" style:family="text">
      <style:text-properties officeooo:rsid="0028fc17"/>
    </style:style>
    <style:style style:name="T14" style:family="text">
      <style:text-properties fo:language="el" fo:country="GR"/>
    </style:style>
    <style:style style:name="T15" style:family="text">
      <style:text-properties fo:language="el" fo:country="GR" fo:font-weight="normal" style:font-weight-asian="normal" style:font-weight-complex="normal"/>
    </style:style>
    <style:style style:name="T16" style:family="text">
      <style:text-properties fo:language="el" fo:country="GR" fo:font-weight="normal" officeooo:rsid="004322ab" style:font-weight-asian="normal" style:font-weight-complex="normal"/>
    </style:style>
    <style:style style:name="T17" style:family="text">
      <style:text-properties fo:language="el" fo:country="GR" officeooo:rsid="00138e41"/>
    </style:style>
    <style:style style:name="T18" style:family="text">
      <style:text-properties officeooo:rsid="002fb572"/>
    </style:style>
    <style:style style:name="T19" style:family="text">
      <style:text-properties officeooo:rsid="00304a2b"/>
    </style:style>
    <style:style style:name="T20" style:family="text">
      <style:text-properties officeooo:rsid="0031d5bd"/>
    </style:style>
    <style:style style:name="T21" style:family="text">
      <style:text-properties officeooo:rsid="00325d6e"/>
    </style:style>
    <style:style style:name="T22" style:family="text">
      <style:text-properties officeooo:rsid="0032f6b2"/>
    </style:style>
    <style:style style:name="T23" style:family="text">
      <style:text-properties officeooo:rsid="0034b51f"/>
    </style:style>
    <style:style style:name="T24" style:family="text">
      <style:text-properties officeooo:rsid="0036d3a4"/>
    </style:style>
    <style:style style:name="T25" style:family="text">
      <style:text-properties officeooo:rsid="003a603b"/>
    </style:style>
    <style:style style:name="T26" style:family="text">
      <style:text-properties officeooo:rsid="003acbe4"/>
    </style:style>
    <style:style style:name="T27" style:family="text">
      <style:text-properties officeooo:rsid="003b27da"/>
    </style:style>
    <style:style style:name="T28" style:family="text">
      <style:text-properties fo:font-weight="normal" style:font-weight-asian="normal" style:font-weight-complex="normal"/>
    </style:style>
    <style:style style:name="T29" style:family="text">
      <style:text-properties fo:font-weight="normal" officeooo:rsid="00140b62" style:font-weight-asian="normal" style:font-weight-complex="normal"/>
    </style:style>
    <style:style style:name="T30" style:family="text">
      <style:text-properties fo:font-weight="normal" officeooo:rsid="004e2698" style:font-weight-asian="normal" style:font-weight-complex="normal"/>
    </style:style>
    <style:style style:name="T31" style:family="text">
      <style:text-properties fo:font-weight="normal" officeooo:rsid="00512f1d" style:font-weight-asian="normal" style:font-weight-complex="normal"/>
    </style:style>
    <style:style style:name="T32" style:family="text">
      <style:text-properties fo:font-weight="normal" officeooo:rsid="0052d771" style:font-weight-asian="normal" style:font-weight-complex="normal"/>
    </style:style>
    <style:style style:name="T33" style:family="text">
      <style:text-properties fo:font-weight="normal" officeooo:rsid="00557c72" style:font-weight-asian="normal" style:font-weight-complex="normal"/>
    </style:style>
    <style:style style:name="T34" style:family="text">
      <style:text-properties fo:font-weight="normal" officeooo:rsid="00c44dc0" style:font-weight-asian="normal" style:font-weight-complex="normal"/>
    </style:style>
    <style:style style:name="T35" style:family="text">
      <style:text-properties fo:font-weight="normal" officeooo:rsid="00c57a99" style:font-weight-asian="normal" style:font-weight-complex="normal"/>
    </style:style>
    <style:style style:name="T36" style:family="text">
      <style:text-properties fo:font-weight="normal" officeooo:rsid="00c732bf" style:font-weight-asian="normal" style:font-weight-complex="normal"/>
    </style:style>
    <style:style style:name="T37" style:family="text">
      <style:text-properties fo:font-weight="normal" officeooo:rsid="00c7caa3" style:font-weight-asian="normal" style:font-weight-complex="normal"/>
    </style:style>
    <style:style style:name="T38" style:family="text">
      <style:text-properties officeooo:rsid="00129ed6"/>
    </style:style>
    <style:style style:name="T39" style:family="text">
      <style:text-properties officeooo:rsid="00138e41"/>
    </style:style>
    <style:style style:name="T40" style:family="text">
      <style:text-properties officeooo:rsid="00140b62"/>
    </style:style>
    <style:style style:name="T41" style:family="text">
      <style:text-properties officeooo:rsid="004e2698"/>
    </style:style>
    <style:style style:name="T42" style:family="text">
      <style:text-properties officeooo:rsid="00512f1d"/>
    </style:style>
    <style:style style:name="T43" style:family="text">
      <style:text-properties style:font-name="arial" fo:font-size="12pt" fo:language="el" fo:country="GR" fo:font-weight="normal" style:font-size-asian="12pt" style:font-weight-asian="normal" style:font-size-complex="12pt" style:font-weight-complex="normal"/>
    </style:style>
    <style:style style:name="T44" style:family="text">
      <style:text-properties style:font-name="arial" fo:font-size="12pt" fo:language="el" fo:country="GR" fo:font-weight="normal" officeooo:rsid="0052d771" style:font-size-asian="12pt" style:font-weight-asian="normal" style:font-size-complex="12pt" style:font-weight-complex="normal"/>
    </style:style>
    <style:style style:name="T45" style:family="text">
      <style:text-properties style:font-name="arial" fo:font-size="12pt" fo:language="el" fo:country="GR" fo:font-weight="normal" officeooo:rsid="005408a4" style:font-size-asian="12pt" style:font-weight-asian="normal" style:font-size-complex="12pt" style:font-weight-complex="normal"/>
    </style:style>
    <style:style style:name="T46" style:family="text">
      <style:text-properties style:font-name="arial" fo:font-size="12pt" fo:language="el" fo:country="GR" fo:font-weight="normal" officeooo:rsid="0057366d" style:font-size-asian="12pt" style:font-weight-asian="normal" style:font-size-complex="12pt" style:font-weight-complex="normal"/>
    </style:style>
    <style:style style:name="T47" style:family="text">
      <style:text-properties style:font-name="arial" fo:font-size="12pt" fo:language="el" fo:country="GR" fo:font-weight="normal" officeooo:rsid="0058dc2f" style:font-size-asian="12pt" style:font-weight-asian="normal" style:font-size-complex="12pt" style:font-weight-complex="normal"/>
    </style:style>
    <style:style style:name="T48" style:family="text">
      <style:text-properties style:font-name="arial" fo:font-size="12pt" fo:language="el" fo:country="GR" fo:font-weight="normal" officeooo:rsid="00c44dc0" style:font-size-asian="12pt" style:font-weight-asian="normal" style:font-size-complex="12pt" style:font-weight-complex="normal"/>
    </style:style>
    <style:style style:name="T49" style:family="text">
      <style:text-properties style:font-name="arial" fo:font-size="12pt" fo:language="el" fo:country="GR" fo:font-weight="normal" officeooo:rsid="00cb4b92" style:font-size-asian="12pt" style:font-weight-asian="normal" style:font-size-complex="12pt" style:font-weight-complex="normal"/>
    </style:style>
    <style:style style:name="T50" style:family="text">
      <style:text-properties style:font-name="arial" fo:font-size="12pt" fo:language="el" fo:country="GR" fo:font-weight="normal" officeooo:rsid="004e2698" style:font-size-asian="12pt" style:font-weight-asian="normal" style:font-size-complex="12pt" style:font-weight-complex="normal"/>
    </style:style>
    <style:style style:name="T51" style:family="text">
      <style:text-properties style:font-name="arial" fo:font-size="12pt" fo:language="el" fo:country="GR" style:text-underline-style="none" fo:font-weight="normal" style:font-size-asian="12pt" style:font-weight-asian="normal" style:font-size-complex="12pt" style:font-weight-complex="normal"/>
    </style:style>
    <style:style style:name="T52" style:family="text">
      <style:text-properties style:font-name="arial" fo:font-size="12pt" fo:language="el" fo:country="GR" style:text-underline-style="none" fo:font-weight="normal" officeooo:rsid="0071df74" style:font-size-asian="12pt" style:font-weight-asian="normal" style:font-size-complex="12pt" style:font-weight-complex="normal"/>
    </style:style>
    <style:style style:name="T53" style:family="text">
      <style:text-properties style:font-name="arial" fo:font-size="12pt" fo:language="el" fo:country="GR" style:text-underline-style="none" fo:font-weight="normal" officeooo:rsid="0073b9f0" style:font-size-asian="12pt" style:font-weight-asian="normal" style:font-size-complex="12pt" style:font-weight-complex="normal"/>
    </style:style>
    <style:style style:name="T54" style:family="text">
      <style:text-properties style:font-name="arial" fo:font-size="12pt" fo:language="el" fo:country="GR" style:text-underline-style="none" fo:font-weight="normal" officeooo:rsid="00748dcd" style:font-size-asian="12pt" style:font-weight-asian="normal" style:font-size-complex="12pt" style:font-weight-complex="normal"/>
    </style:style>
    <style:style style:name="T55" style:family="text">
      <style:text-properties style:font-name="arial" fo:font-size="12pt" fo:language="el" fo:country="GR" style:text-underline-style="none" fo:font-weight="normal" officeooo:rsid="0077fbcd" style:font-size-asian="12pt" style:font-weight-asian="normal" style:font-size-complex="12pt" style:font-weight-complex="normal"/>
    </style:style>
    <style:style style:name="T56" style:family="text">
      <style:text-properties style:font-name="arial" fo:font-size="12pt" fo:language="el" fo:country="GR" style:text-underline-style="none" fo:font-weight="normal" officeooo:rsid="00811c80" style:font-size-asian="12pt" style:font-weight-asian="normal" style:font-size-complex="12pt" style:font-weight-complex="normal"/>
    </style:style>
    <style:style style:name="T57" style:family="text">
      <style:text-properties style:font-name="arial" fo:font-size="12pt" fo:language="el" fo:country="GR" style:text-underline-style="none" fo:font-weight="normal" officeooo:rsid="0082519e" style:font-size-asian="12pt" style:font-weight-asian="normal" style:font-size-complex="12pt" style:font-weight-complex="normal"/>
    </style:style>
    <style:style style:name="T58" style:family="text">
      <style:text-properties style:font-name="arial" fo:font-size="12pt" fo:language="el" fo:country="GR" officeooo:rsid="00cb4b92" style:font-size-asian="12pt" style:font-size-complex="12pt"/>
    </style:style>
    <style:style style:name="T59" style:family="text">
      <style:text-properties officeooo:rsid="005e5f88"/>
    </style:style>
    <style:style style:name="T60" style:family="text">
      <style:text-properties officeooo:rsid="0061d71f"/>
    </style:style>
    <style:style style:name="T61" style:family="text">
      <style:text-properties officeooo:rsid="006258ca"/>
    </style:style>
    <style:style style:name="T62" style:family="text">
      <style:text-properties style:text-position="0% 100%"/>
    </style:style>
    <style:style style:name="T63" style:family="text">
      <style:text-properties style:text-position="0% 100%" officeooo:rsid="0066c9ad"/>
    </style:style>
    <style:style style:name="T64" style:family="text">
      <style:text-properties style:text-position="0% 100%" officeooo:rsid="006887a6"/>
    </style:style>
    <style:style style:name="T65" style:family="text">
      <style:text-properties style:text-position="0% 100%" style:font-name="arial" fo:font-size="12pt" fo:language="el" fo:country="GR" style:text-underline-style="none" fo:font-weight="normal" officeooo:rsid="008d5eb9" style:font-size-asian="12pt" style:font-weight-asian="normal" style:font-size-complex="12pt" style:font-weight-complex="normal"/>
    </style:style>
    <style:style style:name="T66" style:family="text">
      <style:text-properties style:text-position="0% 100%" style:font-name="arial" fo:font-size="12pt" fo:language="el" fo:country="GR" style:text-underline-style="none" fo:font-weight="normal" officeooo:rsid="008f1374" style:font-size-asian="12pt" style:font-weight-asian="normal" style:font-size-complex="12pt" style:font-weight-complex="normal"/>
    </style:style>
    <style:style style:name="T67" style:family="text">
      <style:text-properties style:text-position="0% 100%" style:font-name="arial" fo:font-size="12pt" fo:language="el" fo:country="GR" style:text-underline-style="none" fo:font-weight="normal" officeooo:rsid="009054f1" style:font-size-asian="12pt" style:font-weight-asian="normal" style:font-size-complex="12pt" style:font-weight-complex="normal"/>
    </style:style>
    <style:style style:name="T68" style:family="text">
      <style:text-properties style:text-position="0% 100%" style:font-name="arial" fo:font-size="12pt" fo:language="el" fo:country="GR" style:text-underline-style="none" fo:font-weight="normal" officeooo:rsid="00915d0d" style:font-size-asian="12pt" style:font-weight-asian="normal" style:font-size-complex="12pt" style:font-weight-complex="normal"/>
    </style:style>
    <style:style style:name="T69" style:family="text">
      <style:text-properties style:text-position="0% 100%" style:font-name="arial" fo:font-size="12pt" fo:language="el" fo:country="GR" style:text-underline-style="none" fo:font-weight="normal" officeooo:rsid="00928b75" style:font-size-asian="12pt" style:font-weight-asian="normal" style:font-size-complex="12pt" style:font-weight-complex="normal"/>
    </style:style>
    <style:style style:name="T70" style:family="text">
      <style:text-properties style:text-position="0% 100%" style:font-name="arial" fo:font-size="12pt" fo:language="el" fo:country="GR" style:text-underline-style="none" fo:font-weight="normal" officeooo:rsid="0093bd37" style:font-size-asian="12pt" style:font-weight-asian="normal" style:font-size-complex="12pt" style:font-weight-complex="normal"/>
    </style:style>
    <style:style style:name="T71" style:family="text">
      <style:text-properties style:text-position="0% 100%" style:font-name="arial" fo:font-size="12pt" fo:language="el" fo:country="GR" style:text-underline-style="none" fo:font-weight="normal" officeooo:rsid="0095eb68" style:font-size-asian="12pt" style:font-weight-asian="normal" style:font-size-complex="12pt" style:font-weight-complex="normal"/>
    </style:style>
    <style:style style:name="T72" style:family="text">
      <style:text-properties style:text-position="0% 100%" style:font-name="arial" fo:font-size="12pt" fo:language="el" fo:country="GR" style:text-underline-style="none" fo:font-weight="normal" officeooo:rsid="009b217b" style:font-size-asian="12pt" style:font-weight-asian="normal" style:font-size-complex="12pt" style:font-weight-complex="normal"/>
    </style:style>
    <style:style style:name="T73" style:family="text">
      <style:text-properties style:text-position="0% 100%" style:font-name="arial" fo:font-size="12pt" fo:language="el" fo:country="GR" style:text-underline-style="none" fo:font-weight="normal" officeooo:rsid="009c78e6" style:font-size-asian="12pt" style:font-weight-asian="normal" style:font-size-complex="12pt" style:font-weight-complex="normal"/>
    </style:style>
    <style:style style:name="T74" style:family="text">
      <style:text-properties style:text-position="0% 100%" style:font-name="arial" fo:font-size="12pt" fo:language="el" fo:country="GR" style:text-underline-style="none" fo:font-weight="normal" officeooo:rsid="009dbd26" style:font-size-asian="12pt" style:font-weight-asian="normal" style:font-size-complex="12pt" style:font-weight-complex="normal"/>
    </style:style>
    <style:style style:name="T75" style:family="text">
      <style:text-properties style:text-position="0% 100%" style:font-name="arial" fo:font-size="12pt" fo:language="el" fo:country="GR" style:text-underline-style="none" fo:font-weight="normal" officeooo:rsid="00a0cdff" style:font-size-asian="12pt" style:font-weight-asian="normal" style:font-size-complex="12pt" style:font-weight-complex="normal"/>
    </style:style>
    <style:style style:name="T76" style:family="text">
      <style:text-properties style:text-position="0% 100%" style:font-name="arial" fo:font-size="12pt" fo:language="el" fo:country="GR" style:text-underline-style="none" fo:font-weight="normal" officeooo:rsid="0029702e" style:font-size-asian="12pt" style:font-weight-asian="normal" style:font-size-complex="12pt" style:font-weight-complex="normal"/>
    </style:style>
    <style:style style:name="T77" style:family="text">
      <style:text-properties style:text-position="0% 100%" style:font-name="arial" fo:font-size="12pt" fo:language="el" fo:country="GR" style:text-underline-style="none" fo:font-weight="normal" officeooo:rsid="002a5e8a" style:font-size-asian="12pt" style:font-weight-asian="normal" style:font-size-complex="12pt" style:font-weight-complex="normal"/>
    </style:style>
    <style:style style:name="T78" style:family="text">
      <style:text-properties style:text-position="0% 100%" style:font-name="arial" fo:font-size="12pt" fo:language="el" fo:country="GR" style:text-underline-style="none" officeooo:rsid="00928b75" style:font-size-asian="12pt" style:font-size-complex="12pt"/>
    </style:style>
    <style:style style:name="T79" style:family="text">
      <style:text-properties style:text-position="0% 100%" style:font-name="arial" fo:font-size="12pt" fo:language="el" fo:country="GR" style:text-underline-style="none" officeooo:rsid="0093bd37" style:font-size-asian="12pt" style:font-size-complex="12pt"/>
    </style:style>
    <style:style style:name="T80" style:family="text">
      <style:text-properties style:text-position="0% 100%" style:font-name="arial" fo:font-size="12pt" fo:language="en" fo:country="US" style:text-underline-style="none" fo:font-weight="normal" officeooo:rsid="009dbd26" style:font-size-asian="12pt" style:font-weight-asian="normal" style:font-size-complex="12pt" style:font-weight-complex="normal"/>
    </style:style>
    <style:style style:name="T81" style:family="text">
      <style:text-properties style:text-position="0% 100%" style:font-name="arial" fo:font-size="12pt" fo:language="en" fo:country="US" style:text-underline-style="none" fo:font-weight="normal" officeooo:rsid="00a8e8cd" style:font-size-asian="12pt" style:font-weight-asian="normal" style:font-size-complex="12pt" style:font-weight-complex="normal"/>
    </style:style>
    <style:style style:name="T82" style:family="text">
      <style:text-properties style:text-position="0% 100%" style:font-name="arial" fo:font-size="12pt" fo:language="en" fo:country="US" style:text-underline-style="none" fo:font-weight="normal" officeooo:rsid="002aebd9" style:font-size-asian="12pt" style:font-weight-asian="normal" style:font-size-complex="12pt" style:font-weight-complex="normal"/>
    </style:style>
    <style:style style:name="T83" style:family="text">
      <style:text-properties style:text-position="0% 100%" style:font-name="arial" fo:font-size="12pt" fo:language="en" fo:country="US" style:text-underline-style="none" fo:font-weight="normal" officeooo:rsid="00abe8cd" style:font-size-asian="12pt" style:font-weight-asian="normal" style:font-size-complex="12pt" style:font-weight-complex="normal"/>
    </style:style>
    <style:style style:name="T84" style:family="text">
      <style:text-properties style:text-position="0% 100%" style:font-name="arial" fo:font-size="12pt" fo:language="en" fo:country="US" style:text-underline-style="none" fo:font-weight="normal" officeooo:rsid="00ad3ab4" style:font-size-asian="12pt" style:font-weight-asian="normal" style:font-size-complex="12pt" style:font-weight-complex="normal"/>
    </style:style>
    <style:style style:name="T85" style:family="text">
      <style:text-properties style:text-position="0% 100%" style:font-name="arial" fo:font-size="12pt" fo:language="en" fo:country="US" style:text-underline-style="none" fo:font-weight="normal" officeooo:rsid="00ae976e" style:font-size-asian="12pt" style:font-weight-asian="normal" style:font-size-complex="12pt" style:font-weight-complex="normal"/>
    </style:style>
    <style:style style:name="T86" style:family="text">
      <style:text-properties style:text-position="0% 100%" style:font-name="arial" fo:font-size="12pt" fo:language="en" fo:country="US" style:text-underline-style="none" fo:font-weight="normal" officeooo:rsid="00aff8d6" style:font-size-asian="12pt" style:font-weight-asian="normal" style:font-size-complex="12pt" style:font-weight-complex="normal"/>
    </style:style>
    <style:style style:name="T87" style:family="text">
      <style:text-properties style:text-position="0% 100%" style:font-name="arial" fo:font-size="12pt" fo:language="en" fo:country="US" style:text-underline-style="none" fo:font-weight="normal" officeooo:rsid="00b0dedc" style:font-size-asian="12pt" style:font-weight-asian="normal" style:font-size-complex="12pt" style:font-weight-complex="normal"/>
    </style:style>
    <style:style style:name="T88" style:family="text">
      <style:text-properties style:text-position="0% 100%" style:font-name="arial" fo:font-size="12pt" fo:language="en" fo:country="US" style:text-underline-style="none" fo:font-weight="normal" officeooo:rsid="00a6261e" style:font-size-asian="12pt" style:font-weight-asian="normal" style:font-size-complex="12pt" style:font-weight-complex="normal"/>
    </style:style>
    <style:style style:name="T89" style:family="text">
      <style:text-properties style:text-position="0% 100%" style:font-name="arial" fo:font-size="12pt" style:text-underline-style="none" fo:font-weight="normal" style:font-size-asian="12pt" style:font-weight-asian="normal" style:font-size-complex="12pt" style:font-weight-complex="normal"/>
    </style:style>
    <style:style style:name="T90" style:family="text">
      <style:text-properties style:text-position="0% 100%" style:font-name="arial" fo:font-size="12pt" style:text-underline-style="none" fo:font-weight="normal" officeooo:rsid="002bb4fd" style:font-size-asian="12pt" style:font-weight-asian="normal" style:font-size-complex="12pt" style:font-weight-complex="normal"/>
    </style:style>
    <style:style style:name="T91" style:family="text">
      <style:text-properties style:text-position="0% 100%" style:font-name="arial" fo:font-size="12pt" style:text-underline-style="none" fo:font-weight="normal" officeooo:rsid="00c225e6" style:font-size-asian="12pt" style:font-weight-asian="normal" style:font-size-complex="12pt" style:font-weight-complex="normal"/>
    </style:style>
    <style:style style:name="T92" style:family="text">
      <style:text-properties style:text-position="0% 100%" style:font-name="arial" fo:font-size="12pt" style:text-underline-style="none" fo:font-weight="normal" officeooo:rsid="00a6261e" style:font-size-asian="12pt" style:font-weight-asian="normal" style:font-size-complex="12pt" style:font-weight-complex="normal"/>
    </style:style>
    <style:style style:name="T93" style:family="text">
      <style:text-properties style:text-position="0% 100%" style:font-name="arial" fo:font-size="11pt" fo:language="en" fo:country="US" style:text-underline-style="none" fo:font-weight="normal" officeooo:rsid="00cb4b92" style:font-size-asian="9.60000038146973pt" style:font-weight-asian="normal" style:font-size-complex="11pt" style:font-weight-complex="normal"/>
    </style:style>
    <style:style style:name="T94" style:family="text">
      <style:text-properties officeooo:rsid="006f4a82"/>
    </style:style>
    <style:style style:name="T95" style:family="text">
      <style:text-properties officeooo:rsid="0070b727"/>
    </style:style>
    <style:style style:name="T96" style:family="text">
      <style:text-properties officeooo:rsid="0071df74"/>
    </style:style>
    <style:style style:name="T97" style:family="text">
      <style:text-properties officeooo:rsid="008a9546"/>
    </style:style>
    <style:style style:name="T98" style:family="text">
      <style:text-properties officeooo:rsid="008b8b71"/>
    </style:style>
    <style:style style:name="T99" style:family="text">
      <style:text-properties officeooo:rsid="002aebd9"/>
    </style:style>
    <style:style style:name="T100" style:family="text">
      <style:text-properties officeooo:rsid="00a8e8cd"/>
    </style:style>
    <style:style style:name="T101" style:family="text">
      <style:text-properties officeooo:rsid="00b2c46e"/>
    </style:style>
    <style:style style:name="T102" style:family="text">
      <style:text-properties officeooo:rsid="00b664d5"/>
    </style:style>
    <style:style style:name="T103" style:family="text">
      <style:text-properties officeooo:rsid="00bf54c3"/>
    </style:style>
    <style:style style:name="T104" style:family="text">
      <style:text-properties officeooo:rsid="00c03107"/>
    </style:style>
    <style:style style:name="T105" style:family="text">
      <style:text-properties officeooo:rsid="00c1c6a2"/>
    </style:style>
    <style:style style:name="T106" style:family="text">
      <style:text-properties fo:font-size="11pt" fo:language="en" fo:country="US" fo:font-weight="normal" officeooo:rsid="004e2698" style:font-size-asian="9.60000038146973pt" style:font-weight-asian="normal" style:font-size-complex="11pt" style:font-weight-complex="normal"/>
    </style:style>
    <style:style style:name="T107" style:family="text">
      <style:text-properties officeooo:rsid="001b50bd"/>
    </style:style>
    <style:style style:name="T108" style:family="text">
      <style:text-properties officeooo:rsid="00cb4b92"/>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η Σειρά <text:s/>Γραπτών Ασκήσεων Αλγορίθμων</text:p>
      <text:p text:style-name="P4"/>
      <text:p text:style-name="P5">Παπαρρηγόπουλος Θοδωρής</text:p>
      <text:p text:style-name="P5">el18040</text:p>
      <text:p text:style-name="P5"/>
      <text:p text:style-name="P2">Ά<text:span text:style-name="T26">σκηση 1</text:span></text:p>
      <text:p text:style-name="P6"/>
      <text:p text:style-name="P6"><text:span text:style-name="T1">Αρχικά έστω ότι έχουμε ένα σημείο (x,y) και ότι κάνουμε έναν κύκλο ακτίνας r στο (χ0,0).</text:span></text:p>
      <text:p text:style-name="P7">Τότε από εξισώσεις κύκλου πρέπει<draw:frame draw:style-name="fr1" draw:name="Object1" text:anchor-type="as-char" svg:y="-0.172in" svg:width="1.1598in" svg:height="0.2327in" draw:z-index="0"><draw:object xlink:href="./Object 1" xlink:type="simple" xlink:show="embed" xlink:actuate="onLoad"/><draw:image xlink:href="./ObjectReplacements/Object 1" xlink:type="simple" xlink:show="embed" xlink:actuate="onLoad"/><svg:desc>formula</svg:desc></draw:frame><text:span text:style-name="T2">για το σημείο (x,y).</text:span></text:p>
      <text:p text:style-name="P8">Συνεπώς, <draw:frame draw:style-name="fr1" draw:name="Object2" text:anchor-type="as-char" svg:y="-0.172in" svg:width="3.4102in" svg:height="0.2327in" draw:z-index="1"><draw:object xlink:href="./Object 2" xlink:type="simple" xlink:show="embed" xlink:actuate="onLoad"/><draw:image xlink:href="./ObjectReplacements/Object 2" xlink:type="simple" xlink:show="embed" xlink:actuate="onLoad"/><svg:desc>formula</svg:desc></draw:frame>, και προκύπτει λύνοντας την ανυσότητα ένα εύρος σημείων που μπορούμε να σχεδιάσουμε κύκλο ακτίνας r και να καλύπτει το σημείο μας. <draw:frame draw:style-name="fr1" draw:name="Object3" text:anchor-type="as-char" svg:y="-0.278in" svg:width="4.0126in" svg:height="0.4272in" draw:z-index="2"><draw:object xlink:href="./Object 3" xlink:type="simple" xlink:show="embed" xlink:actuate="onLoad"/><draw:image xlink:href="./ObjectReplacements/Object 3" xlink:type="simple" xlink:show="embed" xlink:actuate="onLoad"/><svg:desc>formula</svg:desc></draw:frame></text:p>
      <text:p text:style-name="P9">Έτσι, ουσιαστικά το πρόβλημα μας είναι ισοδύναμο με το να βρούμε τα βέλτιστα σημεία που ικανοποιούν όσο τον δυνατόν περισσότερα τμήματα. </text:p>
      <text:p text:style-name="P9"/>
      <text:p text:style-name="P10">Σορτάρω λοιπόν από το start σημείο του κάθε διαστήματος. </text:p>
      <text:p text:style-name="P10"/>
      <text:p text:style-name="P10">Επειδή πρέπει να τοποθετηθούν όλα τα σημεία τότε πρέπει ένας κύκλος να πιάνει όσο τον δυνατότερο μεγαλύτερο αριθμό συμπεριλαμβάνοντας τον πρώτο (στην ακολουθία που κοιτάμε).</text:p>
      <text:p text:style-name="P10"/>
      <text:p text:style-name="P11">Για λόγους ευκολίας θα θεωρούμε ως αρχή του διαστήματος <text:span text:style-name="T4">i</text:span> τον συμβολισμό <text:span text:style-name="T4">si </text:span>και ως τέλος του το <text:span text:style-name="T4">fi.</text:span></text:p>
      <text:p text:style-name="P11"><text:span text:style-name="T4"/></text:p>
      <text:p text:style-name="P10">Για αυτό ξεκινώντας παίρνουμε το πρώτο σαν βέλτιστο διάστημα [s1, f1] </text:p>
      <text:p text:style-name="P10"/>
      <text:p text:style-name="P10">Τώρα, αν s2 &gt; f1, τότε κρατάμε έναν κύκλο ήδη και συνεχίζουμε ξεκινόντας πάλι τον αλγόριθμο από το 2ο διάστημα-σημείο.</text:p>
      <text:p text:style-name="P10"/>
      <text:p text:style-name="P10">Αν s2 = f1 τότε, χρειάζεται ένας μόνο κύκλος για τα 2 σημεία ο οποίο θα περιλαβμάνει επίσης όσα άλλα διαστήματα ξεκινάνε από το f1=s2 και συνεπώς μεταπηδάμε στο επόμενο στοιχείο με s &gt; f1.</text:p>
      <text:p text:style-name="P10"/>
      <text:p text:style-name="P12">Τέλος, αν s2 &lt; f1 τότε έχουμε επικαλυπτόμενο διάστημα έτσι το βέλτιστο παράθυρο μας είναι το [s2, <text:span text:style-name="T13">min(f1,f2)</text:span>] <text:span text:style-name="T3">και συνεχίζουμε την παραπάνω διαδικασία. Δηλαδή ψάχνουμε τις 3 περιπτώσεις για το s3.</text:span></text:p>
      <text:p text:style-name="P13">Μόλις βρούμε το μέγιστο τέτοιο διάστημα αυξάνουμε τον αριθμό των συνολικών κύκλων και ξεκινώντας από το επόμενο στοιχείο. </text:p>
      <text:p text:style-name="P21"><text:span text:style-name="T5"/></text:p>
      <text:p text:style-name="P16"><text:span text:style-name="T18">Α</text:span>πόδειξη <text:span text:style-name="T24">(με επαγωγή)</text:span>: </text:p>
      <text:p text:style-name="P14">Ά<text:span text:style-name="T24">ν είχαμε 1 μόνο σημείο προφανώς ισχύει.</text:span></text:p>
      <text:p text:style-name="P15">Υποθέτω ότι για κάθε n &lt; k ο greedy αλγόριμος δίνει την ίδια λύση με το βέλτιστο. <text:span text:style-name="T25">Θα δείξω ότι θα ισχύει και για n = k.</text:span></text:p>
      <text:p text:style-name="P14">Έ<text:span text:style-name="T20">στω ότι μπορούμε να σχεδιάσουμε ένα διάστημα [si, fj] για τα διαδοχικά σημεία με βάση το παραπάνω </text:span><text:span text:style-name="T21">(σε κ σημεία) </text:span><text:span text:style-name="T25">(αν δεν υπήρχε πάλι ο αλγόριθμος βγάζει την βέλτιστη λύση με 2 σημεία)</text:span><text:span text:style-name="T20">. </text:span>Αν τοποθετήσω έν<text:span text:style-name="T21">α</text:span> σημείο μου στο min(f1,f2,…,fk) <text:span text:style-name="T22">= fj, </text:span><text:span text:style-name="T20">προκ</text:span><text:span text:style-name="T23">ει</text:span><text:span text:style-name="T20">μένου να βρώ το μέγιστο</text:span> τότε το υποπρόβλημα που δημιουργείται έχει λύση σίγουρα μικρότερη από οποιοδήποτε άλλο αφού αποτελεί υποσύνολο του. <text:span text:style-name="T19">Για το υποπρόβλημα ισχύει η επαγωγική υπόθεση από όπου προκύπτει και η βελτιστότητα του αλγορίθμου.</text:span></text:p>
      <text:p text:style-name="P32">Ά<text:span text:style-name="T27">σκηση 2</text:span></text:p>
      <text:p text:style-name="P3"/>
      <text:p text:style-name="P22"><text:span text:style-name="T16">1. </text:span><text:span text:style-name="T15">Στο πρόβλημα αυτό ένας άπληστος αλγόριθμος είναι αρχικά να ταξινομήσει τους λόγους </text:span><text:span text:style-name="T6">wi/pi </text:span><text:span text:style-name="T15">σε φθίνουσα σειρά</text:span><text:span text:style-name="T6">. </text:span><text:span text:style-name="T15">Στη συνέχεια θα διαλέγει σύμφωνα με τη σειρά ταξινόμησης τους πελάτες. Δηλαδή εάν είχαμε </text:span><text:span text:style-name="T6">(w1,p1),(w2,p2),(w3,p3) <text:s/></text:span><text:span text:style-name="T15">με </text:span><text:span text:style-name="T6">w2/p2 &gt;= w3/p3 &gt;= w1/p1 </text:span><text:span text:style-name="T15">τότε πρακτικά ο συνολικός </text:span>βεβαρυμένος<text:span text:style-name="T15"> χρόνος εξυπηρέτησης θα ήταν:</text:span></text:p>
      <text:p text:style-name="P17"/>
      <text:p text:style-name="P23">w2p2 + w3(p2+p3) + w1(p1+p2+p3) <text:span text:style-name="T14">(δηλαδή θα παίρναμε απλά πρώτα το 2 μετά το 3 και τέλος το 1, σύμφωνα πάντα με την ταξινόμηση).</text:span></text:p>
      <text:p text:style-name="P23"><text:span text:style-name="T14"/></text:p>
      <text:p text:style-name="P36">θα δείξω ότι η συγκεκριμένη προσέγγιση είναι βέλτιστη. Ειδικότερα θα χρησιμοποιήσω το ακόλουθο αν έχω 2 αντικείμενα τότε υπάρχουν 2 πιθανές διατάξεις 1,2 η 2,1 <text:span text:style-name="T38">όπου ο βεβαρημένος χρόνος εξυπηρέτησης είναι </text:span></text:p>
      <text:p text:style-name="P52">w1 * p1 + w2(p1 + p2), w2 * p2 + w1 * (p1 + p2) <text:s/><text:span text:style-name="T14">αντίστοιχα. </text:span></text:p>
      <text:p text:style-name="P52"><text:span text:style-name="T17"/></text:p>
      <text:p text:style-name="P53"><text:span text:style-name="T17">Ε</text:span><text:span text:style-name="T14">ίναι φανερό ότι για να κρατήσω αυτό με τον μικρότερο βεβαρυμένο χρόνο αρκεί να συγκρίνω το </text:span>w2 * p1 <text:span text:style-name="T14">με το </text:span>w1 * p2 <text:span text:style-name="T14">άρα για να έχω το πρώτο αντικείμενο πρώτο πρέπει </text:span></text:p>
      <text:p text:style-name="P53">w2 * p1 &lt; w1 * p2 =&gt; p1 / w1 &lt; p2 / w2.</text:p>
      <text:p text:style-name="P51"/>
      <text:p text:style-name="P37">Έστω τώρα η τελική διάταξη που ελαχιστοποιεί το συγκεκριμένο κριτήριο και 2 διαδοχικά αντικείμενα για τα οποία ισχύει <text:span text:style-name="T4">pk / wk &gt; pk+1 / wk+1.</text:span></text:p>
      <text:p text:style-name="P38"><text:span text:style-name="T8">A</text:span>πό την παραπάνω παρατήρηση για το πρόβλημα με μόνο 2 αντικείμενα ότι αν αυτά τα 2 αλλάξουν θέση η μετρική μας θα μειωθεί <text:span text:style-name="T39">καθώς με αφαίρεση κατά μέλη των 2 σχέσεων που θα προκύψουν θα δούμε ότι η διαφορά εξαρτάται μόνο από τον όρο </text:span></text:p>
      <text:p text:style-name="P39"><text:span text:style-name="T7">Pk * wk+1, Pk+1 * wk <text:s/>(</text:span><text:span text:style-name="T39">αυτό που θέλαμε δηλαδή</text:span><text:span text:style-name="T7">) </text:span></text:p>
      <text:p text:style-name="P39"><text:span text:style-name="T7">Έ</text:span><text:span text:style-name="T9">τσι, </text:span><text:span text:style-name="T39">για κάθε 2 αντικείμενα </text:span><text:span text:style-name="T40">στην βέλτιστη λύση </text:span><text:span text:style-name="T39">πρέπει να ισχύει ότι </text:span><text:span text:style-name="T7">Pi / wi &lt; Pi+1 / wi + 1 </text:span><text:span text:style-name="T39">που είναι ισοδύναμο με το να έχω την ταξινόμηση που αναφέρθηκε παραπάνω.</text:span></text:p>
      <text:p text:style-name="P39"/>
      <text:p text:style-name="P40">Προκύπτει λοιπόν, πως με διαδοχικές μετατοπίσης εν τέλη θα προκύψει μπροστά ο μεγαλύτερος λόγος P/W<text:span text:style-name="T29"> </text:span><text:span text:style-name="T30">και θα ακολουθούν σορταρισμένοι οι υπολοιποι.</text:span></text:p>
      <text:p text:style-name="P40"><text:span text:style-name="T30"/></text:p>
      <text:p text:style-name="P41"><text:span text:style-name="T30">Θ</text:span><text:span text:style-name="T28">(N log N)</text:span></text:p>
      <text:p text:style-name="P40"><text:span text:style-name="T30"/></text:p>
      <text:p text:style-name="P41"><text:span text:style-name="T30">2. </text:span><text:span text:style-name="T34">Έστω ότι έχω τα αντικείμενα με την σειρά που είχα προηγουμένως. Οι οντότητες που με ενδιαφέρουν είναι ο συνολικός βεβαρημένος χρόνος και για αυτό με νοιάζει το άθροισμα P</text:span></text:p>
      <text:p text:style-name="P41"><text:span text:style-name="T34"/></text:p>
      <text:p text:style-name="P44"><text:span text:style-name="T28">dp[i][P] = min( dp[i+1][P + pi] + wi * (P+pi), T(i+1,P) + wi * (prefix[i] – P)</text:span><text:span text:style-name="T35">) ό</text:span><text:span text:style-name="T36">που ο <text:s/></text:span><text:span text:style-name="T28">prefix </text:span><text:span text:style-name="T36">πίνακας που περιλαμβάνει όλα τα αθροίσμα των P μέχρι την i θέση </text:span><text:span text:style-name="T37">και dp[i][P] ο βέλτιστος χρόνος που μπορώ να επιτύχω τοποθετώντας τον i-οστό πελάτη σε εργαζόμενο με ήδη υπάρχουντα συνολικό χρόνο P.</text:span></text:p>
      <text:p text:style-name="P45"><text:span text:style-name="T37">Ο</text:span><text:span text:style-name="T28">υσιαστικά εδώ έχουμε 2 επιλογές, ή θα τον επιλέξη ο πρώτος ή ο δεύτερος. Θα έχει πολυπλοκότητα</text:span><text:span text:style-name="T28"><draw:frame draw:style-name="fr1" draw:name="Object10" text:anchor-type="as-char" svg:y="-0.1701in" svg:width="0.8862in" svg:height="0.2307in" draw:z-index="9"><draw:object xlink:href="./Object 10" xlink:type="simple" xlink:show="embed" xlink:actuate="onLoad"/><draw:image xlink:href="./ObjectReplacements/Object 10" xlink:type="simple" xlink:show="embed" xlink:actuate="onLoad"/><svg:desc>formula</svg:desc></draw:frame></text:span></text:p>
      <text:p text:style-name="P46"><text:span text:style-name="T28">Για παραπάνω εργαζόμενους αρκεί να προσθέσω μια διάσταση κάθε φορά. Θα έχουμε δηλαδή P1, P2, P3, … Pm τα οποία θα αντιστοιχούν στα αντίστοιχα αθροιστικά βάρη του κάθε εργαζόμενου κάθε φορά. </text:span></text:p>
      <text:p text:style-name="P46"><text:span text:style-name="T28">Πχ dp[i][P1][P2] = min(</text:span></text:p>
      <text:p text:style-name="P46"><text:span text:style-name="T28"><text:tab/>dp[i+1][P1+pi][P2] + </text:span><text:span text:style-name="T34">wi * (P</text:span><text:span text:style-name="T28">1</text:span><text:span text:style-name="T34">+pi), </text:span></text:p>
      <text:p text:style-name="P46"><text:span text:style-name="T34"><text:tab/></text:span><text:span text:style-name="T28">dp[i+1][P1][P2 + pi] + </text:span><text:span text:style-name="T34">wi * (P</text:span><text:span text:style-name="T28">2</text:span><text:span text:style-name="T34">+pi),</text:span></text:p>
      <text:p text:style-name="P46"><text:span text:style-name="T34"><text:tab/></text:span><text:span text:style-name="T28">dp[i+1][P1][P2] + </text:span><text:span text:style-name="T34">wi * (</text:span><text:span text:style-name="T28">prefix[i] – P1 – P2</text:span><text:span text:style-name="T34">)</text:span></text:p>
      <text:p text:style-name="P47"><text:span text:style-name="T34">)</text:span></text:p>
      <text:p text:style-name="P56"><text:span text:style-name="T48">Ε</text:span><text:span text:style-name="T49">δώ η πολυπλοκότητα αυξάνεται σε </text:span><text:span text:style-name="T49"><draw:frame draw:style-name="fr1" draw:name="Object11" text:anchor-type="as-char" svg:y="-0.2075in" svg:width="1.0756in" svg:height="0.2689in" draw:z-index="10"><draw:object xlink:href="./Object 11" xlink:type="simple" xlink:show="embed" xlink:actuate="onLoad"/><draw:image xlink:href="./ObjectReplacements/Object 11" xlink:type="simple" xlink:show="embed" xlink:actuate="onLoad"/><svg:desc>formula</svg:desc></draw:frame></text:span></text:p>
      <text:p text:style-name="P67"><text:span text:style-name="T41">Ά</text:span><text:span text:style-name="T42">σκηση 3</text:span></text:p>
      <text:p text:style-name="P41"><text:span text:style-name="T31"/></text:p>
      <text:p text:style-name="P42"><text:span text:style-name="T33">α) </text:span><text:span text:style-name="T31">Έ</text:span><text:span text:style-name="T32">στω dp[n] η τιμή που προκύπτει αν σπάσουμε βέλιστα τα στέγαστρα (το τελευταίο διάστημα περιλαμβάνει το n-οστό στοιχείο)</text:span></text:p>
      <text:p text:style-name="P43"><text:span text:style-name="T28"/></text:p>
      <text:p text:style-name="P54"><text:span text:style-name="T44">Έστω ότι για κάποιο n γνωρίζω όλα τα βέλτιστα που προκύπτουν πριν από αυτό και κρατώντας το μικρότερο που προκύπτει αν για κάθε m &lt; n, σπάσω το το ολικό στο βέλτιστο όπως ήταν μέχρι το m και προσθέσω ένα υπόστεγο από το </text:span><text:span text:style-name="T45">m+1 μέχρι το n.</text:span></text:p>
      <text:p text:style-name="P54"><text:span text:style-name="T45"/></text:p>
      <text:p text:style-name="P59"><text:span text:style-name="T43">Έτσι, dp[n] = min(dp[m] + (x_n – x_{m+1})^2 + C) for each m </text:span><text:span text:style-name="T46">&lt; n</text:span></text:p>
      <text:p text:style-name="P58"><text:span text:style-name="T43"/></text:p>
      <text:p text:style-name="P60"><text:span text:style-name="T43">β) </text:span><text:span text:style-name="T47">Αρχικά αφαιρώ κάθε ευθεία που το a της είναι ίδιο με άλλης ευθείας και έχει μεγαλύτερο b. Έτσι προκύπτει α1 &gt; α2 &gt; … &gt; αk</text:span></text:p>
      <text:p text:style-name="P61"><text:span text:style-name="T43">Τοποθετώ την πρώτη ευθεία στο καρτεσιανό, τότε για κάθε σημείο</text:span><text:span text:style-name="T43"><draw:frame draw:style-name="fr1" draw:name="Object4" text:anchor-type="as-char" svg:y="-0.152in" svg:width="0.7602in" svg:height="0.2in" draw:z-index="3"><draw:object xlink:href="./Object 4" xlink:type="simple" xlink:show="embed" xlink:actuate="onLoad"/><draw:image xlink:href="./ObjectReplacements/Object 4" xlink:type="simple" xlink:show="embed" xlink:actuate="onLoad"/><svg:desc>formula</svg:desc></draw:frame></text:span><text:span text:style-name="T43">τότε η απάντηση είναι πάνω σε αυτή την ευθεία. </text:span></text:p>
      <text:p text:style-name="P48">Η 2η ευθεία επειδή έχει μικρότερο α αναγκαστικά θα έχει ένα σημείο τομής με την άλλη ευθεία (x1,y1). Έτσι για x &lt; x1 επιλέγουμε την πρώτη ευθεία ενώ για x &gt; x1 επιλέγουμε την 2η. </text:p>
      <text:p text:style-name="P48">Τοποθετώ λοιπόν όλες τις ευθείες που το σημείο τομής με την τελευταία ευθεία που έχει τοποθετηθεί είναι μεγαλύτερο από το προηγούμενο xi, φτιάχνοντας έ<text:span text:style-name="T59">τσι </text:span>ένα κυρτό σχήμα.</text:p>
      <text:p text:style-name="P48"/>
      <text:p text:style-name="P49">Αν μας έρθει μια ευθεία που το σημείο τομής με την τελευταία ευθεία είναι μικρότερο πάει να πει οτι μπορούμε <text:span text:style-name="T60">να αφαιρέσουμε καποια/κάποιες ευθείες. Όσον αφορά η τελευταία ευθεία που βάλαμε πλέον δεν χρειάζεται καθώς η ευθεία που εξετάζουμε είναι σίγουρα καλύτερη για αυτά τα χ. Συνεχίζοντας, και κόβωντας όσες ευθείες δεν μας χρειάζονται πλέον, φτάνουμε στο νέο κυρτό σχήμα που είναι η απάντηση μας μέχρι αυτή την ευθεία. </text:span><text:span text:style-name="T61">Είναι φανερό πως επειδή κάθε ευθεία θα κοπεί μόνο 1 φορά και έτσι θα διαπεραστεί μόνο 1 φορά, τελικά η πολυπλοκότητα του αλγορίθμου θα είναι Θ(Ν).</text:span></text:p>
      <text:p text:style-name="P49"/>
      <text:p text:style-name="P50">Με <draw:frame draw:style-name="fr1" draw:name="Object5" text:anchor-type="as-char" svg:y="-0.172in" svg:width="2.0425in" svg:height="0.2327in" draw:z-index="4"><draw:object xlink:href="./Object 5" xlink:type="simple" xlink:show="embed" xlink:actuate="onLoad"/><draw:image xlink:href="./ObjectReplacements/Object 5" xlink:type="simple" xlink:show="embed" xlink:actuate="onLoad"/><svg:desc>formula</svg:desc></draw:frame>μπορούμε λοιπόν να λύσουμε το (α) πρόβλημα σε amortized O(N).</text:p>
      <text:p text:style-name="P18"><text:span text:style-name="T62">Δηλαδή κάνοντας τον παραπάνω μετασχηματισμό μετατρέπουμε το πρόβλημα μας του (α) σε ισοδύναμο πρόβλημα τύπου (β). </text:span><text:span text:style-name="T63">Το παραπάνω μπορεί να παρομοιασθεί με το ότι επιλέγουμε την νέα ευθεία για τα μεγάλα χ όταν χρειάζεται να φτιάξουμε ένα στέγαστρο για <text:s/>εκείνες τις περιπτώσεις.</text:span></text:p>
      <text:p text:style-name="P33"><text:span text:style-name="T63">Ά</text:span><text:span text:style-name="T64">σκηση 4</text:span></text:p>
      <text:p text:style-name="P18"><text:span text:style-name="T64"/></text:p>
      <text:p text:style-name="P19"><text:span text:style-name="T98">i) </text:span>Έστω ότι dp[i][k] σημαίνει ο βέλτιστος τρόπος που μπορώ να βάλω τους i-πρώτους φοιτητές σε k λεωφορεία.<text:line-break/></text:p>
      <text:p text:style-name="P19">Έστω ότι βάλω τους m φοιτητές σε k-1 λεωφορεία και βάλω τους υπόλοιπους i-m φοιτητές στο τελευταίο λεωφορείο(από τον m+1 – i) τότε η σχέση γίνεται dp[m][k-1] + X(m, i), ό<text:span text:style-name="T94">που </text:span></text:p>
      <text:p text:style-name="P20"><draw:frame draw:style-name="fr1" draw:name="Object6" text:anchor-type="as-char" svg:y="-0.2807in" svg:width="1.3764in" svg:height="0.4484in" draw:z-index="5"><draw:object xlink:href="./Object 6" xlink:type="simple" xlink:show="embed" xlink:actuate="onLoad"/><draw:image xlink:href="./ObjectReplacements/Object 6" xlink:type="simple" xlink:show="embed" xlink:actuate="onLoad"/><svg:desc>formula</svg:desc></draw:frame>. </text:p>
      <text:p text:style-name="P20"><text:span text:style-name="T95">Συνεπώς, είναι</text:span><draw:frame draw:style-name="fr1" draw:name="Object7" text:anchor-type="as-char" svg:y="-0.152in" svg:width="3.3492in" svg:height="0.2in" draw:z-index="6"><draw:object xlink:href="./Object 7" xlink:type="simple" xlink:show="embed" xlink:actuate="onLoad"/><draw:image xlink:href="./ObjectReplacements/Object 7" xlink:type="simple" xlink:show="embed" xlink:actuate="onLoad"/><svg:desc>formula</svg:desc></draw:frame></text:p>
      <text:p text:style-name="P20">Έ<text:span text:style-name="T96">τσι όπως είναι η πολυπλοκότητα είναι</text:span><text:span text:style-name="T96"><draw:frame draw:style-name="fr1" draw:name="Object8" text:anchor-type="as-char" svg:y="-0.172in" svg:width="0.6874in" svg:height="0.2193in" draw:z-index="7"><draw:object xlink:href="./Object 8" xlink:type="simple" xlink:show="embed" xlink:actuate="onLoad"/><draw:image xlink:href="./ObjectReplacements/Object 8" xlink:type="simple" xlink:show="embed" xlink:actuate="onLoad"/><svg:desc>formula</svg:desc></draw:frame></text:span></text:p>
      <text:p text:style-name="P28"><text:span text:style-name="T52">Ωστόσο, με έξυπνη χρήση ενός prefix πίνακα μπορούμε </text:span><text:span text:style-name="T53">να το μειώσουμε σε </text:span><text:span text:style-name="T53"><draw:frame draw:style-name="fr1" draw:name="Object9" text:anchor-type="as-char" svg:y="-0.172in" svg:width="0.6811in" svg:height="0.2193in" draw:z-index="8"><draw:object xlink:href="./Object 9" xlink:type="simple" xlink:show="embed" xlink:actuate="onLoad"/><draw:image xlink:href="./ObjectReplacements/Object 9" xlink:type="simple" xlink:show="embed" xlink:actuate="onLoad"/><svg:desc>formula</svg:desc></draw:frame></text:span></text:p>
      <text:p text:style-name="P24"><text:span text:style-name="T53"/></text:p>
      <text:p text:style-name="P29"><text:span text:style-name="T51">Εν συντομία, μπορούμε να κατασκευάσουμε έναν πίνακα prefix[i]</text:span><text:span text:style-name="T56">[j]</text:span><text:span text:style-name="T51"> ο οποίος θα μας δίνει ένα άθροισμα άν βάλουμε διαδοχικά τους </text:span><text:span text:style-name="T56">i</text:span><text:span text:style-name="T54">, … , </text:span><text:span text:style-name="T56">j</text:span><text:span text:style-name="T54">. Έ</text:span><text:span text:style-name="T55">τσι, το X(i,j) = prefix</text:span><text:span text:style-name="T57">[i]</text:span><text:span text:style-name="T55">[j].</text:span></text:p>
      <text:p text:style-name="P25"/>
      <text:p text:style-name="P26">Για να υλοποιηθεί ο prefix χρειάζεται ένας βοηθητικός πίνακας που help[i][j] σημαίνει ξεκινώντας από το το i στοιχείο και χρησιμοποιώντας μόνο Aik το άθροισμα των αντίστοιχων αριθμών μέχρι το j και για j &lt; i τότε είναι 0.</text:p>
      <text:p text:style-name="P26"/>
      <text:p text:style-name="P26">Έ<text:span text:style-name="T97">τσι ο prefix σχηματίζεται σε Θ(Ν^2)</text:span></text:p>
      <text:p text:style-name="P26"/>
      <text:p text:style-name="P27">ii)</text:p>
      <text:p text:style-name="P30"><text:span text:style-name="T65">Μπορούμε να κάνουμε </text:span><text:span text:style-name="T66">binary search </text:span><text:span text:style-name="T65">ως προς </text:span><text:span text:style-name="T67">την ανώτατη τιμή ευαισθησίας που μπορεί να μπει σε κάποιο λεωφορείο – έστω Μ. </text:span><text:span text:style-name="T68">Αν μπορέσουμε να βρούμε λύση που να λύνει το πρόβλημα για Μ/2 τότε ψάχνουμε λύση στο [0, Μ/2], αλλιώς αν δεν βρεθεί κάποια τότε ψάχνουμε στο [M/2,M] διάστημα. Και κρατάμε το threshold της τελευταίας απάντησης που βρήκαμε. Τώρα πως αποφασίζουμε για το αν μια κατάσταση υλοποιείται. </text:span><text:span text:style-name="T69">Ουσιαστικά θέλουμε να προσθέσουμε όσο των δυνατών περισσότερα αντικέιμενα στο 1ο λεωφορείο και να κρατήσουμε την ευαισθησία μικρή. Ουσιαστικά δηλαδή τρέχουμε ένα knapsack για την πρώτη διάσταση και πέρνουμε τους αντίστοιχους φοιτητές που μπορούμε να τοποθετήσουμε. Τώρα συμπληρώνουμε στο 2ο λεωφόρειο για τους εναπομείναντα φοιτητές κοκ. Αν για το τελευταίο λεωφορείο δεν είναι η πλήρης εφαρμογή όλων των φοιτητών τότε η λύση απέτυχε και πρέπει να ψάξουμε σε μεγαλύτερο διάστημα.</text:span></text:p>
      <text:p text:style-name="P34"><text:span text:style-name="T78">Ά</text:span><text:span text:style-name="T79">σκηση 5</text:span></text:p>
      <text:p text:style-name="P30"><text:span text:style-name="T70"/></text:p>
      <text:p text:style-name="P55"><text:span text:style-name="T81">α</text:span><text:span text:style-name="T82">) Έ</text:span><text:span text:style-name="T76">στω Τ1, Τ2 συνεκτικά δέντρα και ε ακμή που ανήκει στο Τ1 και όχι στο Τ2 αν αφαιρέσω την ε δημιουργώ 2 </text:span><text:span text:style-name="T83">τμήματα </text:span><text:span text:style-name="T76">από κορυφές όπου κάθε </text:span><text:span text:style-name="T84">τμήμα </text:span><text:span text:style-name="T76">είναι συνεκτικό </text:span><text:span text:style-name="T77">με την έννοια ότι σε κάθε </text:span><text:span text:style-name="T85">τμήμα </text:span><text:span text:style-name="T77">υπάρχει μονοπάτι από κάθε κορυφή στις υπόλοιπες. Διαλέγω τώρα ακμή που ανήκει στο Τ2 και όχι στο Τ1 η ακμή αυτή δεν μπορεί να έχει άκρα στο ίδιο </text:span><text:span text:style-name="T86">τμήμα </text:span><text:span text:style-name="T77">αφού θα δημιουργούταν κύκλος όποτε ενώνει τα </text:span><text:span text:style-name="T87">τμήματα </text:span><text:span text:style-name="T77">προφανώς τώρα υπάρχει μονοπάτι από κάθε ακμή προς κάθε άλλη.</text:span></text:p>
      <text:p text:style-name="P55"><text:span text:style-name="T77"/></text:p>
      <text:p text:style-name="P65">Η εύρεση της ακμής αυτής μπορεί να γίνει με <text:span text:style-name="T4">dfs </text:span><text:span text:style-name="T99">ξεκινώντας από κορυφή του Τ1 </text:span>έχοντας πρώτα τοποθετήσει σε μία δομή όλες τις κορυφές του πρώτου <text:span text:style-name="T4">spanning tree. </text:span>Στο <text:span text:style-name="T4">dfs </text:span>θα ελέγχω αν <text:span text:style-name="T99">οι κορυφές που βρίσκω υπάρχουν στην δομή αν όχι τότε η τελευταία ακμή που χρησιμοποίησα είναι η ζητούμενη εκτός και αν είναι η ακμή ε που αφαίρεσα οπότε και συνεχίζω την αναζήτηση. </text:span><text:span text:style-name="T101">Γίνεται σε </text:span><text:span text:style-name="T99">Ο(</text:span><text:span text:style-name="T102">V</text:span><text:span text:style-name="T10">)</text:span></text:p>
      <text:p text:style-name="P64"/>
      <text:p text:style-name="P64"><text:span text:style-name="T100">β</text:span>) Έ<text:span text:style-name="T14">στω Τ το συνεκτικό δέντρο που προκύπτει από τα Τ1,Τ2 με την διαδικασία του πρώτου ερωτήματος, τότε τα Τ, Τ1 απέχουν κατά μία ακμή άρα συνδέονται με ακμή στο Η. Έστω τώρα Τ1,Τ2 τυχαία </text:span>spanning trees <text:span text:style-name="T14">με απόσταση κ θα δείξω ότι υπάρχει μονοπάτι από το Τ1 στο Τ2 στο Η και μάλιστα η απόσταση τους είναι ακριβώς κ.</text:span></text:p>
      <text:p text:style-name="P66"/>
      <text:p text:style-name="P66"><text:span text:style-name="T104">Εκτελώ ε</text:span><text:span text:style-name="T105">π</text:span>αγωγή στην απόσταση κ</text:p>
      <text:p text:style-name="P66"/>
      <text:p text:style-name="P66">για κ = 1 έχει δειχθεί στο πρώτο ερώτημα</text:p>
      <text:p text:style-name="P66"/>
      <text:p text:style-name="P66">Έστω ότι ισχύει για κάθε κ &lt; ν θα δείξω ότι ισχύει και για κ = ν</text:p>
      <text:p text:style-name="P66"><text:span text:style-name="T103">Π</text:span>ράγματι αν Τ1,Τ2 απέχουν κατά κ τότε από α ερώτημα υπάρχει Τ3 που απέχει 1 από το Τ1 εξ ορισμού η ακμές που διαφέρει το Τ2 με το Τ3 είναι ν-1 άρα από επαγωγή υπάρχει μονοπάτι μήκος ν-1 που να τα συνδέει όμως το Τ1,Τ3 συνδέονται με ακμή άρα προκύπτει το ζητούμενο.</text:p>
      <text:p text:style-name="P66"/>
      <text:p text:style-name="P57"><text:span text:style-name="T89">Για να βρεθεί η απόσταση αλγοριθμικά </text:span><text:span text:style-name="T90">μπορώ να εφαρμόσω διαδοχικά τον αλγόριθμο του πρώτου ερωτήματος δηλαδή σε κάθε βήμα θα αφαιρώ μια ακμή που υπάρχει στο Τ1 και όχι στο Τ2 και θα τοποθετώ μια που ανήκει στο Τ2 και όχι στο Τ1. Με διαδοχικές επαναλήψεις θα φτάσω στο Τ2 <text:s/>αφού η <text:s/>απόσταση μειώνεται κατά 1 ύστερα από κ βήματα έχω την απάντηση. </text:span><text:span text:style-name="T91">Κ</text:span><text:span text:style-name="T92">άθε </text:span><text:span text:style-name="T88">dfs </text:span><text:span text:style-name="T92">χρειάζεται ο(</text:span><text:span text:style-name="T88">v) </text:span><text:span text:style-name="T92">στην χειρότερη περίπτωση (καθώς έχω </text:span><text:span text:style-name="T88">spanning tree) </text:span><text:span text:style-name="T92">άρα συνολική πολυπλοκότητα ο(κ * </text:span><text:span text:style-name="T88">v)</text:span></text:p>
      <text:p text:style-name="P31"><text:span text:style-name="T71">γ) </text:span><text:span text:style-name="T72">Αρχικά μπορούμε να υπολογίσουμε ένα πιθανό mst σε O(ElogE) χρησιμοποιώντας Kruskal (ή Prim) </text:span><text:span text:style-name="T73">το οποίο θα έχει ένα άθροισμα Σ. Τώρα, για κάθε ακμή η οποία εν τέλη ανήκει στο mst τότε η απάντηση είναι Σ. Αν μια ακμή δεν ανήκει στο mst τότε, την τοποθετούμε. Μόλις την τοποθετήσουμε θα δημιουργηθεί ένας κύκλος στον γράφο. Με DFS και κρατώντας τα parent nodes μπορούμε με το backtracking της DFS να βρούμε ακριβώς το μέγιστο κόμβο που χρησιμοποιήθηκε, τον οποίο μπορούμε και να αφαιρέσουμε χωρίς να χαθεί η συνεκτικότητα του γράφου. Έτσι, σε O(V+Ε) = Ο(V) να βρούμε κάθε φορά <text:s/>το αντίστοιχο άθροισμα. </text:span><text:span text:style-name="T74">Τελικά αφού το τρέχουμε για Ε ακμές έχουμε </text:span><text:span text:style-name="T75">Θ</text:span><text:span text:style-name="T80">(EV).</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αριαλ" svg:font-family="αριαλ"/>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3:14:26.406564056</meta:creation-date>
    <meta:generator>LibreOffice/6.4.7.2$Linux_X86_64 LibreOffice_project/40$Build-2</meta:generator>
    <dc:date>2021-12-19T01:59:27.474365137</dc:date>
    <meta:editing-duration>PT2H22M38S</meta:editing-duration>
    <meta:editing-cycles>161</meta:editing-cycles>
    <meta:document-statistic meta:table-count="0" meta:image-count="0" meta:object-count="11" meta:page-count="5" meta:paragraph-count="76" meta:word-count="1931" meta:character-count="11054" meta:non-whitespace-character-count="9161"/>
  </office:meta>
</office:document-meta>
</file>

<file path=Object 1/content.xml><?xml version="1.0" encoding="utf-8"?>
<math xmlns="http://www.w3.org/1998/Math/MathML" display="block">
  <semantics>
    <mrow>
      <mrow>
        <msup>
          <mrow>
            <mo fence="true" stretchy="false">(</mo>
            <mrow>
              <mrow>
                <mi>x</mi>
                <mo stretchy="false">−</mo>
                <msub>
                  <mi>x</mi>
                  <mn>0</mn>
                </msub>
              </mrow>
            </mrow>
            <mo fence="true" stretchy="false">)</mo>
          </mrow>
          <mn>2</mn>
        </msup>
        <mo stretchy="false">+</mo>
        <msup>
          <mi>y</mi>
          <mn>2</mn>
        </msup>
      </mrow>
      <mo stretchy="false">≤</mo>
      <msup>
        <mi>r</mi>
        <mn>2</mn>
      </msup>
    </mrow>
    <annotation encoding="StarMath 5.0">( x-x_0 )^2 + y^2 &lt;= r^2</annotation>
  </semantics>
</math>
</file>

<file path=Object 10/content.xml><?xml version="1.0" encoding="utf-8"?>
<math xmlns="http://www.w3.org/1998/Math/MathML" display="block">
  <semantics>
    <mrow>
      <mi>O</mi>
      <mrow>
        <mo fence="true" stretchy="false">(</mo>
        <mrow>
          <mrow>
            <mi>N</mi>
            <mo stretchy="false">⋅</mo>
            <mrow>
              <mo stretchy="false">∑</mo>
              <msub>
                <mi>p</mi>
                <mi>i</mi>
              </msub>
            </mrow>
          </mrow>
        </mrow>
        <mo fence="true" stretchy="false">)</mo>
      </mrow>
    </mrow>
    <annotation encoding="StarMath 5.0">O( N cdot sum p_i )</annotation>
  </semantics>
</math>
</file>

<file path=Object 11/content.xml><?xml version="1.0" encoding="utf-8"?>
<math xmlns="http://www.w3.org/1998/Math/MathML" display="block">
  <semantics>
    <mrow>
      <mi>O</mi>
      <mrow>
        <mo fence="true" stretchy="false">(</mo>
        <mrow>
          <mrow>
            <mi>N</mi>
            <mo stretchy="false">⋅</mo>
            <msup>
              <mrow>
                <mo fence="true" stretchy="false">(</mo>
                <mrow>
                  <mrow>
                    <mo stretchy="false">∑</mo>
                    <msub>
                      <mi>p</mi>
                      <mi>i</mi>
                    </msub>
                  </mrow>
                </mrow>
                <mo fence="true" stretchy="false">)</mo>
              </mrow>
              <mi>m</mi>
            </msup>
          </mrow>
        </mrow>
        <mo fence="true" stretchy="false">)</mo>
      </mrow>
    </mrow>
    <annotation encoding="StarMath 5.0">O( N cdot (sum p_i)^m )</annotation>
  </semantics>
</math>
</file>

<file path=Object 2/content.xml><?xml version="1.0" encoding="utf-8"?>
<math xmlns="http://www.w3.org/1998/Math/MathML" display="block">
  <semantics>
    <mrow>
      <mrow>
        <mrow>
          <msup>
            <mi>x</mi>
            <mn>2</mn>
          </msup>
          <mo stretchy="false">−</mo>
          <mrow>
            <mn>2</mn>
            <mo stretchy="false">⋅</mo>
            <mi>x</mi>
            <mo stretchy="false">⋅</mo>
            <msub>
              <mi>x</mi>
              <mn>0</mn>
            </msub>
          </mrow>
          <mo stretchy="false">+</mo>
          <msubsup>
            <mi>x</mi>
            <mn>0</mn>
            <mn>2</mn>
          </msubsup>
          <mo stretchy="false">+</mo>
          <msup>
            <mi>y</mi>
            <mn>2</mn>
          </msup>
        </mrow>
        <mo stretchy="false">≤</mo>
        <msup>
          <mi>r</mi>
          <mn>2</mn>
        </msup>
      </mrow>
      <mo stretchy="false">⇒</mo>
      <mrow>
        <msubsup>
          <mi>x</mi>
          <mn>0</mn>
          <mn>2</mn>
        </msubsup>
        <mo stretchy="false">−</mo>
        <mrow>
          <mo fence="true" stretchy="false">(</mo>
          <mrow>
            <mrow>
              <mn>2</mn>
              <mo stretchy="false">⋅</mo>
              <mi>x</mi>
            </mrow>
          </mrow>
          <mo fence="true" stretchy="false">)</mo>
        </mrow>
      </mrow>
      <mrow>
        <mrow>
          <msub>
            <mi>x</mi>
            <mn>0</mn>
          </msub>
          <mo stretchy="false">+</mo>
          <mrow>
            <mo fence="true" stretchy="false">(</mo>
            <mrow>
              <mrow>
                <msup>
                  <mi>y</mi>
                  <mn>2</mn>
                </msup>
                <mo stretchy="false">−</mo>
                <msup>
                  <mi>r</mi>
                  <mn>2</mn>
                </msup>
              </mrow>
            </mrow>
            <mo fence="true" stretchy="false">)</mo>
          </mrow>
        </mrow>
        <mo stretchy="false">≤</mo>
        <mn>0</mn>
      </mrow>
    </mrow>
    <annotation encoding="StarMath 5.0">x^2 - 2 cdot x cdot x_0 + x_0^2 + y^2 &lt;= r^2 drarrow x_0 ^2 - ( 2 cdot x )x_0 + ( y^2 - r^2 ) &lt;= 0</annotation>
  </semantics>
</math>
</file>

<file path=Object 3/content.xml><?xml version="1.0" encoding="utf-8"?>
<math xmlns="http://www.w3.org/1998/Math/MathML" display="block">
  <semantics>
    <mrow>
      <mrow>
        <mi>Δ</mi>
        <mo stretchy="false">=</mo>
        <mn>4</mn>
      </mrow>
      <mrow>
        <msup>
          <mi>x</mi>
          <mn>2</mn>
        </msup>
        <mo stretchy="false">−</mo>
        <mrow>
          <mn>4</mn>
          <mo stretchy="false">⋅</mo>
          <mrow>
            <mo fence="true" stretchy="false">(</mo>
            <mrow>
              <mrow>
                <msup>
                  <mi>y</mi>
                  <mn>2</mn>
                </msup>
                <mo stretchy="false">−</mo>
                <msup>
                  <mi>r</mi>
                  <mn>2</mn>
                </msup>
              </mrow>
            </mrow>
            <mo fence="true" stretchy="false">)</mo>
          </mrow>
        </mrow>
      </mrow>
      <mi mathvariant="italic">και</mi>
      <mrow>
        <msub>
          <mi>x</mi>
          <msub>
            <mn>0</mn>
            <mn>1,2</mn>
          </msub>
        </msub>
        <mo stretchy="false">=</mo>
        <mrow>
          <mi>x</mi>
          <mo stretchy="false">±</mo>
          <msqrt>
            <mfrac>
              <mi>Δ</mi>
              <mn>4</mn>
            </mfrac>
          </msqrt>
        </mrow>
      </mrow>
      <mo stretchy="false">⇒</mo>
      <mrow>
        <mrow>
          <mi>x</mi>
          <mo stretchy="false">−</mo>
          <msqrt>
            <mfrac>
              <mi>Δ</mi>
              <mn>4</mn>
            </mfrac>
          </msqrt>
        </mrow>
        <mo stretchy="false">≤</mo>
        <msub>
          <mi>x</mi>
          <mn>0</mn>
        </msub>
        <mo stretchy="false">≤</mo>
        <mrow>
          <mi>x</mi>
          <mo stretchy="false">+</mo>
          <msqrt>
            <mfrac>
              <mi>Δ</mi>
              <mn>4</mn>
            </mfrac>
          </msqrt>
        </mrow>
      </mrow>
    </mrow>
    <annotation encoding="StarMath 5.0">Δ = 4x^2 - 4 cdot (y^2 - r^2) και x_{0_{ 1,2 }} = x +- sqrt{Δ over 4} drarrow x - sqrt{ Δ over 4 } &lt;= x_0 &lt;= x + sqrt{ Δ over 4 }</annotation>
  </semantics>
</math>
</file>

<file path=Object 4/content.xml><?xml version="1.0" encoding="utf-8"?>
<math xmlns="http://www.w3.org/1998/Math/MathML" display="block">
  <semantics>
    <mrow>
      <mo fence="true" stretchy="false">(</mo>
      <mrow>
        <mrow>
          <mrow>
            <mo stretchy="false">−</mo>
            <mi mathvariant="normal">∞</mi>
          </mrow>
          <mrow>
            <mi>,</mi>
            <mo stretchy="false">+</mo>
            <mi mathvariant="normal">∞</mi>
          </mrow>
        </mrow>
      </mrow>
      <mo fence="true" stretchy="false">)</mo>
    </mrow>
    <annotation encoding="StarMath 5.0">(-infinity, +infinity)</annotation>
  </semantics>
</math>
</file>

<file path=Object 5/content.xml><?xml version="1.0" encoding="utf-8"?>
<math xmlns="http://www.w3.org/1998/Math/MathML" display="block">
  <semantics>
    <mrow>
      <mrow>
        <mi>a</mi>
        <mo stretchy="false">=</mo>
        <mrow>
          <mo stretchy="false">−</mo>
          <mn>2</mn>
        </mrow>
      </mrow>
      <msub>
        <mi>x</mi>
        <mrow>
          <mi>k</mi>
          <mo stretchy="false">+</mo>
          <mn>1</mn>
        </mrow>
      </msub>
      <mi mathvariant="italic">και</mi>
      <mrow>
        <mi>b</mi>
        <mo stretchy="false">=</mo>
        <mrow>
          <msubsup>
            <mi>x</mi>
            <mrow>
              <mi>k</mi>
              <mo stretchy="false">+</mo>
              <mn>1</mn>
            </mrow>
            <mn>2</mn>
          </msubsup>
          <mo stretchy="false">+</mo>
          <mi mathvariant="italic">dp</mi>
        </mrow>
      </mrow>
      <mrow>
        <mo fence="true" stretchy="false">[</mo>
        <mrow>
          <mi>k</mi>
        </mrow>
        <mo fence="true" stretchy="false">]</mo>
      </mrow>
    </mrow>
    <annotation encoding="StarMath 5.0">a = -2x_{ k+1 } και b = x_{ k+1}^2 + dp[ k]</annotation>
  </semantics>
</math>
</file>

<file path=Object 6/content.xml><?xml version="1.0" encoding="utf-8"?>
<math xmlns="http://www.w3.org/1998/Math/MathML" display="block">
  <semantics>
    <mrow>
      <mi>X</mi>
      <mrow>
        <mrow>
          <mo fence="true" stretchy="false">(</mo>
          <mrow>
            <mrow>
              <mi>i</mi>
              <mi>,</mi>
              <mi>j</mi>
            </mrow>
          </mrow>
          <mo fence="true" stretchy="false">)</mo>
        </mrow>
        <mo stretchy="false">=</mo>
        <mrow>
          <munderover>
            <mo stretchy="false">∑</mo>
            <mrow>
              <mi>n</mi>
              <mo stretchy="false">=</mo>
              <mi>i</mi>
            </mrow>
            <mi>j</mi>
          </munderover>
          <mrow>
            <munderover>
              <mo stretchy="false">∑</mo>
              <mrow>
                <mi>m</mi>
                <mo stretchy="false">=</mo>
                <mi>i</mi>
              </mrow>
              <mi>j</mi>
            </munderover>
            <msub>
              <mi>A</mi>
              <mi mathvariant="italic">nm</mi>
            </msub>
          </mrow>
        </mrow>
      </mrow>
    </mrow>
    <annotation encoding="StarMath 5.0">X( i,j) = sum from { n = i } to { j } sum from { m = i } to j A_{ nm }</annotation>
  </semantics>
</math>
</file>

<file path=Object 7/content.xml><?xml version="1.0" encoding="utf-8"?>
<math xmlns="http://www.w3.org/1998/Math/MathML" display="block">
  <semantics>
    <mrow>
      <mi mathvariant="italic">dp</mi>
      <mrow>
        <mo fence="true" stretchy="false">[</mo>
        <mrow>
          <mi>i</mi>
        </mrow>
        <mo fence="true" stretchy="false">]</mo>
      </mrow>
      <mrow>
        <mrow>
          <mo fence="true" stretchy="false">[</mo>
          <mrow>
            <mi>k</mi>
          </mrow>
          <mo fence="true" stretchy="false">]</mo>
        </mrow>
        <mo stretchy="false">=</mo>
        <mi mathvariant="italic">min</mi>
      </mrow>
      <mrow>
        <mo fence="true" stretchy="false">(</mo>
        <mrow>
          <mrow>
            <mi mathvariant="italic">dp</mi>
            <mrow>
              <mo fence="true" stretchy="false">[</mo>
              <mrow>
                <mi>m</mi>
              </mrow>
              <mo fence="true" stretchy="false">]</mo>
            </mrow>
            <mrow>
              <mrow>
                <mo fence="true" stretchy="false">[</mo>
                <mrow>
                  <mrow>
                    <mi>k</mi>
                    <mo stretchy="false">−</mo>
                    <mn>1</mn>
                  </mrow>
                </mrow>
                <mo fence="true" stretchy="false">]</mo>
              </mrow>
              <mo stretchy="false">+</mo>
              <mi>X</mi>
            </mrow>
            <mrow>
              <mo fence="true" stretchy="false">(</mo>
              <mrow>
                <mrow>
                  <mi>m</mi>
                  <mi>,</mi>
                  <mi>i</mi>
                </mrow>
              </mrow>
              <mo fence="true" stretchy="false">)</mo>
            </mrow>
          </mrow>
        </mrow>
        <mo fence="true" stretchy="false">)</mo>
      </mrow>
      <mi mathvariant="italic">for</mi>
      <mi mathvariant="italic">each</mi>
      <mi>m</mi>
    </mrow>
    <annotation encoding="StarMath 5.0">dp[ i][k] = min(dp[m][k-1] + X(m,i)) for each m</annotation>
  </semantics>
</math>
</file>

<file path=Object 8/content.xml><?xml version="1.0" encoding="utf-8"?>
<math xmlns="http://www.w3.org/1998/Math/MathML" display="block">
  <semantics>
    <mrow>
      <mi>Θ</mi>
      <mrow>
        <mo fence="true" stretchy="false">(</mo>
        <mrow>
          <mrow>
            <msup>
              <mi>Ν</mi>
              <mn>4</mn>
            </msup>
            <mi>Κ</mi>
          </mrow>
        </mrow>
        <mo fence="true" stretchy="false">)</mo>
      </mrow>
    </mrow>
    <annotation encoding="StarMath 5.0">Θ( Ν^4 Κ )</annotation>
  </semantics>
</math>
</file>

<file path=Object 9/content.xml><?xml version="1.0" encoding="utf-8"?>
<math xmlns="http://www.w3.org/1998/Math/MathML" display="block">
  <semantics>
    <mrow>
      <mi>Θ</mi>
      <mrow>
        <mo fence="true" stretchy="false">(</mo>
        <mrow>
          <mrow>
            <msup>
              <mi>Ν</mi>
              <mn>2</mn>
            </msup>
            <mi>Κ</mi>
          </mrow>
        </mrow>
        <mo fence="true" stretchy="false">)</mo>
      </mrow>
    </mrow>
    <annotation encoding="StarMath 5.0">Θ( Ν^2 Κ)</annotation>
  </semantics>
</math>
</file>